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1.4417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2.4035in"/>
    </style:style>
    <style:style style:name="co6" style:family="table-column">
      <style:table-column-properties fo:break-before="auto" style:column-width="1.3563in"/>
    </style:style>
    <style:style style:name="co7" style:family="table-column">
      <style:table-column-properties fo:break-before="auto" style:column-width="1.5862in"/>
    </style:style>
    <style:style style:name="co8" style:family="table-column">
      <style:table-column-properties fo:break-before="auto" style:column-width="4.1311in"/>
    </style:style>
    <style:style style:name="co9" style:family="table-column">
      <style:table-column-properties fo:break-before="auto" style:column-width="0.5366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 style:data-style-name="N116"/>
    <style:style style:name="ce5" style:family="table-cell" style:parent-style-name="Default" style:data-style-name="N117">
      <style:table-cell-properties fo:background-color="#ff6600"/>
    </style:style>
    <style:style style:name="ce6" style:family="table-cell" style:parent-style-name="Default" style:data-style-name="N116">
      <style:table-cell-properties fo:background-color="#ffff99"/>
    </style:style>
    <style:style style:name="ce7" style:family="table-cell" style:parent-style-name="Default" style:data-style-name="N116">
      <style:table-cell-properties fo:background-color="#ffcc00"/>
    </style:style>
    <style:style style:name="ce8" style:family="table-cell" style:parent-style-name="Default" style:data-style-name="N116">
      <style:table-cell-properties fo:background-color="#ff66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/>
          <table:table-cell office:value-type="string">
            <text:p>type_id</text:p>
          </table:table-cell>
          <table:table-cell office:value-type="string">
            <text:p>average.x</text:p>
          </table:table-cell>
          <table:table-cell office:value-type="string">
            <text:p>dd.x</text:p>
          </table:table-cell>
          <table:table-cell office:value-type="string">
            <text:p>volume.x</text:p>
          </table:table-cell>
          <table:table-cell office:value-type="string">
            <text:p>average.y</text:p>
          </table:table-cell>
          <table:table-cell office:value-type="string">
            <text:p>dd.y</text:p>
          </table:table-cell>
          <table:table-cell office:value-type="string">
            <text:p>volume.y</text:p>
          </table:table-cell>
          <table:table-cell office:value-type="string">
            <text:p>profit</text:p>
          </table:table-cell>
          <table:table-cell office:value-type="string">
            <text:p>margin</text:p>
          </table:table-cell>
          <table:table-cell office:value-type="string">
            <text:p>TYPENAME</text:p>
          </table:table-cell>
          <table:table-cell office:value-type="string">
            <text:p>MASS</text:p>
          </table:table-cell>
          <table:table-cell table:number-columns-repeated="1012"/>
        </table:table-row>
        <table:table-row table:style-name="ro2" table:visibility="filter">
          <table:table-cell office:value-type="float" office:value="77">
            <text:p>77</text:p>
          </table:table-cell>
          <table:table-cell office:value-type="float" office:value="45774">
            <text:p>45774</text:p>
          </table:table-cell>
          <table:table-cell office:value-type="float" office:value="7500000">
            <text:p>7500000.0</text:p>
          </table:table-cell>
          <table:table-cell office:value-type="float" office:value="14.3333333333333">
            <text:p>14.3</text:p>
          </table:table-cell>
          <table:table-cell office:value-type="float" office:value="2">
            <text:p>2.0</text:p>
          </table:table-cell>
          <table:table-cell office:value-type="float" office:value="100678.108928571">
            <text:p>100678.1</text:p>
          </table:table-cell>
          <table:table-cell office:value-type="float" office:value="15.2380952380952">
            <text:p>15.2</text:p>
          </table:table-cell>
          <table:table-cell office:value-type="float" office:value="20.0357142857143">
            <text:p>20.0</text:p>
          </table:table-cell>
          <table:table-cell office:value-type="float" office:value="7399321.89107143">
            <text:p>7399321.9</text:p>
          </table:table-cell>
          <table:table-cell office:value-type="float" office:value="74.4948438127802">
            <text:p>74.5</text:p>
          </table:table-cell>
          <table:table-cell office:value-type="string">
            <text:p>Arbitrator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68">
            <text:p>68</text:p>
          </table:table-cell>
          <table:table-cell office:value-type="float" office:value="40598">
            <text:p>40598</text:p>
          </table:table-cell>
          <table:table-cell office:value-type="float" office:value="7500000">
            <text:p>7500000.0</text:p>
          </table:table-cell>
          <table:table-cell office:value-type="float" office:value="11.6666666666667">
            <text:p>11.7</text:p>
          </table:table-cell>
          <table:table-cell office:value-type="float" office:value="1">
            <text:p>1.0</text:p>
          </table:table-cell>
          <table:table-cell office:value-type="float" office:value="601439.488148148">
            <text:p>601439.5</text:p>
          </table:table-cell>
          <table:table-cell office:value-type="float" office:value="16">
            <text:p>16.0</text:p>
          </table:table-cell>
          <table:table-cell office:value-type="float" office:value="17.1481481481481">
            <text:p>17.1</text:p>
          </table:table-cell>
          <table:table-cell office:value-type="float" office:value="6898560.51185185">
            <text:p>6898560.5</text:p>
          </table:table-cell>
          <table:table-cell office:value-type="float" office:value="12.4700824402015">
            <text:p>12.5</text:p>
          </table:table-cell>
          <table:table-cell office:value-type="string">
            <text:p>Caracal Matigu Seabeast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75">
            <text:p>75</text:p>
          </table:table-cell>
          <table:table-cell office:value-type="float" office:value="45767">
            <text:p>45767</text:p>
          </table:table-cell>
          <table:table-cell office:value-type="float" office:value="6800000">
            <text:p>6800000.0</text:p>
          </table:table-cell>
          <table:table-cell office:value-type="float" office:value="12.6666666666667">
            <text:p>12.7</text:p>
          </table:table-cell>
          <table:table-cell office:value-type="float" office:value="1">
            <text:p>1.0</text:p>
          </table:table-cell>
          <table:table-cell office:value-type="float" office:value="183459.010689655">
            <text:p>183459.0</text:p>
          </table:table-cell>
          <table:table-cell office:value-type="float" office:value="15.6666666666667">
            <text:p>15.7</text:p>
          </table:table-cell>
          <table:table-cell office:value-type="float" office:value="12.9310344827586">
            <text:p>12.9</text:p>
          </table:table-cell>
          <table:table-cell office:value-type="float" office:value="6616540.98931034">
            <text:p>6616541.0</text:p>
          </table:table-cell>
          <table:table-cell office:value-type="float" office:value="37.0655002141219">
            <text:p>37.1</text:p>
          </table:table-cell>
          <table:table-cell office:value-type="string">
            <text:p>Imperial Navy Slicer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88">
            <text:p>88</text:p>
          </table:table-cell>
          <table:table-cell office:value-type="float" office:value="45866">
            <text:p>45866</text:p>
          </table:table-cell>
          <table:table-cell office:value-type="float" office:value="6999999.99">
            <text:p>7000000.0</text:p>
          </table:table-cell>
          <table:table-cell office:value-type="float" office:value="9.66666666666667">
            <text:p>9.7</text:p>
          </table:table-cell>
          <table:table-cell office:value-type="float" office:value="1">
            <text:p>1.0</text:p>
          </table:table-cell>
          <table:table-cell office:value-type="float" office:value="388905.911428571">
            <text:p>388905.9</text:p>
          </table:table-cell>
          <table:table-cell office:value-type="float" office:value="15.6309523809524">
            <text:p>15.6</text:p>
          </table:table-cell>
          <table:table-cell office:value-type="float" office:value="8.14285714285714">
            <text:p>8.1</text:p>
          </table:table-cell>
          <table:table-cell office:value-type="float" office:value="6611094.07857143">
            <text:p>6611094.1</text:p>
          </table:table-cell>
          <table:table-cell office:value-type="float" office:value="17.9992121083653">
            <text:p>18.0</text:p>
          </table:table-cell>
          <table:table-cell office:value-type="string">
            <text:p>Bustard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66">
            <text:p>66</text:p>
          </table:table-cell>
          <table:table-cell office:value-type="float" office:value="34747">
            <text:p>34747</text:p>
          </table:table-cell>
          <table:table-cell office:value-type="float" office:value="6999999">
            <text:p>6999999.0</text:p>
          </table:table-cell>
          <table:table-cell office:value-type="float" office:value="22.6666666666667">
            <text:p>22.7</text:p>
          </table:table-cell>
          <table:table-cell office:value-type="float" office:value="1">
            <text:p>1.0</text:p>
          </table:table-cell>
          <table:table-cell office:value-type="float" office:value="616581.587407407">
            <text:p>616581.6</text:p>
          </table:table-cell>
          <table:table-cell office:value-type="float" office:value="16.1111111111111">
            <text:p>16.1</text:p>
          </table:table-cell>
          <table:table-cell office:value-type="float" office:value="4.40740740740741">
            <text:p>4.4</text:p>
          </table:table-cell>
          <table:table-cell office:value-type="float" office:value="6383417.41259259">
            <text:p>6383417.4</text:p>
          </table:table-cell>
          <table:table-cell office:value-type="float" office:value="11.3529160503049">
            <text:p>11.4</text:p>
          </table:table-cell>
          <table:table-cell office:value-type="string">
            <text:p>Probe Vherokio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79">
            <text:p>79</text:p>
          </table:table-cell>
          <table:table-cell office:value-type="float" office:value="45787">
            <text:p>45787</text:p>
          </table:table-cell>
          <table:table-cell office:value-type="float" office:value="6500000">
            <text:p>6500000.0</text:p>
          </table:table-cell>
          <table:table-cell office:value-type="float" office:value="13.6666666666667">
            <text:p>13.7</text:p>
          </table:table-cell>
          <table:table-cell office:value-type="float" office:value="1">
            <text:p>1.0</text:p>
          </table:table-cell>
          <table:table-cell office:value-type="float" office:value="276247.162758621">
            <text:p>276247.2</text:p>
          </table:table-cell>
          <table:table-cell office:value-type="float" office:value="15.6666666666667">
            <text:p>15.7</text:p>
          </table:table-cell>
          <table:table-cell office:value-type="float" office:value="12.6551724137931">
            <text:p>12.7</text:p>
          </table:table-cell>
          <table:table-cell office:value-type="float" office:value="6223752.83724138">
            <text:p>6223752.8</text:p>
          </table:table-cell>
          <table:table-cell office:value-type="float" office:value="23.5296534273533">
            <text:p>23.5</text:p>
          </table:table-cell>
          <table:table-cell office:value-type="string">
            <text:p>Harbinger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float" office:value="19235">
            <text:p>19235</text:p>
          </table:table-cell>
          <table:table-cell office:value-type="float" office:value="6999999">
            <text:p>6999999.0</text:p>
          </table:table-cell>
          <table:table-cell office:value-type="float" office:value="16.6666666666667">
            <text:p>16.7</text:p>
          </table:table-cell>
          <table:table-cell office:value-type="float" office:value="2">
            <text:p>2.0</text:p>
          </table:table-cell>
          <table:table-cell office:value-type="float" office:value="847980.110344828">
            <text:p>847980.1</text:p>
          </table:table-cell>
          <table:table-cell office:value-type="float" office:value="15.6666666666667">
            <text:p>15.7</text:p>
          </table:table-cell>
          <table:table-cell office:value-type="float" office:value="6.72413793103448">
            <text:p>6.7</text:p>
          </table:table-cell>
          <table:table-cell office:value-type="float" office:value="6152018.88965517">
            <text:p>6152018.9</text:p>
          </table:table-cell>
          <table:table-cell office:value-type="float" office:value="8.254909418988">
            <text:p>8.3</text:p>
          </table:table-cell>
          <table:table-cell office:value-type="string">
            <text:p>Gistum B-Type Explosive Deflection Amplifier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104">
            <text:p>104</text:p>
          </table:table-cell>
          <table:table-cell office:value-type="float" office:value="46722">
            <text:p>46722</text:p>
          </table:table-cell>
          <table:table-cell office:value-type="float" office:value="7500000">
            <text:p>7500000.0</text:p>
          </table:table-cell>
          <table:table-cell office:value-type="float" office:value="26.1666666666667">
            <text:p>26.2</text:p>
          </table:table-cell>
          <table:table-cell office:value-type="float" office:value="1">
            <text:p>1.0</text:p>
          </table:table-cell>
          <table:table-cell office:value-type="float" office:value="1984245.66448276">
            <text:p>1984245.7</text:p>
          </table:table-cell>
          <table:table-cell office:value-type="float" office:value="15.6666666666667">
            <text:p>15.7</text:p>
          </table:table-cell>
          <table:table-cell office:value-type="float" office:value="12.2068965517241">
            <text:p>12.2</text:p>
          </table:table-cell>
          <table:table-cell office:value-type="float" office:value="5515754.33551724">
            <text:p>5515754.3</text:p>
          </table:table-cell>
          <table:table-cell office:value-type="float" office:value="3.77977391320397">
            <text:p>3.8</text:p>
          </table:table-cell>
          <table:table-cell office:value-type="string">
            <text:p>Slasher Head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15509">
            <text:p>15509</text:p>
          </table:table-cell>
          <table:table-cell office:value-type="float" office:value="7099999.5">
            <text:p>7099999.5</text:p>
          </table:table-cell>
          <table:table-cell office:value-type="float" office:value="20.6666666666667">
            <text:p>20.7</text:p>
          </table:table-cell>
          <table:table-cell office:value-type="float" office:value="1">
            <text:p>1.0</text:p>
          </table:table-cell>
          <table:table-cell office:value-type="float" office:value="1700771.62137931">
            <text:p>1700771.6</text:p>
          </table:table-cell>
          <table:table-cell office:value-type="float" office:value="15.6666666666667">
            <text:p>15.7</text:p>
          </table:table-cell>
          <table:table-cell office:value-type="float" office:value="7.93103448275862">
            <text:p>7.9</text:p>
          </table:table-cell>
          <table:table-cell office:value-type="float" office:value="5399227.87862069">
            <text:p>5399227.9</text:p>
          </table:table-cell>
          <table:table-cell office:value-type="float" office:value="4.17457547547857">
            <text:p>4.2</text:p>
          </table:table-cell>
          <table:table-cell office:value-type="string">
            <text:p>Vespa I Blueprint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94">
            <text:p>94</text:p>
          </table:table-cell>
          <table:table-cell office:value-type="float" office:value="45922">
            <text:p>45922</text:p>
          </table:table-cell>
          <table:table-cell office:value-type="float" office:value="5750000">
            <text:p>5750000.0</text:p>
          </table:table-cell>
          <table:table-cell office:value-type="float" office:value="26.1666666666667">
            <text:p>26.2</text:p>
          </table:table-cell>
          <table:table-cell office:value-type="float" office:value="1">
            <text:p>1.0</text:p>
          </table:table-cell>
          <table:table-cell office:value-type="float" office:value="475453.860344828">
            <text:p>475453.9</text:p>
          </table:table-cell>
          <table:table-cell office:value-type="float" office:value="15.6666666666667">
            <text:p>15.7</text:p>
          </table:table-cell>
          <table:table-cell office:value-type="float" office:value="13.3793103448276">
            <text:p>13.4</text:p>
          </table:table-cell>
          <table:table-cell office:value-type="float" office:value="5274546.13965517">
            <text:p>5274546.1</text:p>
          </table:table-cell>
          <table:table-cell office:value-type="float" office:value="12.0937076750828">
            <text:p>12.1</text:p>
          </table:table-cell>
          <table:table-cell office:value-type="string">
            <text:p>Epithal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98">
            <text:p>98</text:p>
          </table:table-cell>
          <table:table-cell office:value-type="float" office:value="45949">
            <text:p>45949</text:p>
          </table:table-cell>
          <table:table-cell office:value-type="float" office:value="5250000.25">
            <text:p>5250000.3</text:p>
          </table:table-cell>
          <table:table-cell office:value-type="float" office:value="16.9166666666667">
            <text:p>16.9</text:p>
          </table:table-cell>
          <table:table-cell office:value-type="float" office:value="1.25">
            <text:p>1.3</text:p>
          </table:table-cell>
          <table:table-cell office:value-type="float" office:value="42980.8874074074">
            <text:p>42980.9</text:p>
          </table:table-cell>
          <table:table-cell office:value-type="float" office:value="14.962962962963">
            <text:p>15.0</text:p>
          </table:table-cell>
          <table:table-cell office:value-type="float" office:value="18.6296296296296">
            <text:p>18.6</text:p>
          </table:table-cell>
          <table:table-cell office:value-type="float" office:value="5207019.36259259">
            <text:p>5207019.4</text:p>
          </table:table-cell>
          <table:table-cell office:value-type="float" office:value="122.147320976328">
            <text:p>122.1</text:p>
          </table:table-cell>
          <table:table-cell office:value-type="string">
            <text:p>Talwar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38">
            <text:p>38</text:p>
          </table:table-cell>
          <table:table-cell office:value-type="float" office:value="20619">
            <text:p>20619</text:p>
          </table:table-cell>
          <table:table-cell office:value-type="float" office:value="5999999">
            <text:p>5999999.0</text:p>
          </table:table-cell>
          <table:table-cell office:value-type="float" office:value="21.6666666666667">
            <text:p>21.7</text:p>
          </table:table-cell>
          <table:table-cell office:value-type="float" office:value="1">
            <text:p>1.0</text:p>
          </table:table-cell>
          <table:table-cell office:value-type="float" office:value="796285.592916667">
            <text:p>796285.6</text:p>
          </table:table-cell>
          <table:table-cell office:value-type="float" office:value="15.875">
            <text:p>15.9</text:p>
          </table:table-cell>
          <table:table-cell office:value-type="float" office:value="2.58333333333333">
            <text:p>2.6</text:p>
          </table:table-cell>
          <table:table-cell office:value-type="float" office:value="5203713.40708333">
            <text:p>5203713.4</text:p>
          </table:table-cell>
          <table:table-cell office:value-type="float" office:value="7.53498374624984">
            <text:p>7.5</text:p>
          </table:table-cell>
          <table:table-cell office:value-type="string">
            <text:p>Medium 'Lone Ranger' Shield Booster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72">
            <text:p>72</text:p>
          </table:table-cell>
          <table:table-cell office:value-type="float" office:value="44151">
            <text:p>44151</text:p>
          </table:table-cell>
          <table:table-cell office:value-type="float" office:value="5499999.95">
            <text:p>5500000.0</text:p>
          </table:table-cell>
          <table:table-cell office:value-type="float" office:value="27.6666666666667">
            <text:p>27.7</text:p>
          </table:table-cell>
          <table:table-cell office:value-type="float" office:value="1">
            <text:p>1.0</text:p>
          </table:table-cell>
          <table:table-cell office:value-type="float" office:value="426198.380689655">
            <text:p>426198.4</text:p>
          </table:table-cell>
          <table:table-cell office:value-type="float" office:value="15.6666666666667">
            <text:p>15.7</text:p>
          </table:table-cell>
          <table:table-cell office:value-type="float" office:value="11.4137931034483">
            <text:p>11.4</text:p>
          </table:table-cell>
          <table:table-cell office:value-type="float" office:value="5073801.56931034">
            <text:p>5073801.6</text:p>
          </table:table-cell>
          <table:table-cell office:value-type="float" office:value="12.9047884722137">
            <text:p>12.9</text:p>
          </table:table-cell>
          <table:table-cell office:value-type="string">
            <text:p>Griffin Glacial Drift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101">
            <text:p>101</text:p>
          </table:table-cell>
          <table:table-cell office:value-type="float" office:value="45973">
            <text:p>45973</text:p>
          </table:table-cell>
          <table:table-cell office:value-type="string">
            <text:p>6e+06</text:p>
          </table:table-cell>
          <table:table-cell office:value-type="float" office:value="12.6666666666667">
            <text:p>12.7</text:p>
          </table:table-cell>
          <table:table-cell office:value-type="float" office:value="1">
            <text:p>1.0</text:p>
          </table:table-cell>
          <table:table-cell office:value-type="float" office:value="1085026.1962069">
            <text:p>1085026.2</text:p>
          </table:table-cell>
          <table:table-cell office:value-type="float" office:value="15.6666666666667">
            <text:p>15.7</text:p>
          </table:table-cell>
          <table:table-cell office:value-type="float" office:value="9.62068965517241">
            <text:p>9.6</text:p>
          </table:table-cell>
          <table:table-cell office:value-type="float" office:value="4914973.8037931">
            <text:p>4914973.8</text:p>
          </table:table-cell>
          <table:table-cell office:value-type="float" office:value="5.52982040523554">
            <text:p>5.5</text:p>
          </table:table-cell>
          <table:table-cell office:value-type="string">
            <text:p>Maelstrom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19081">
            <text:p>19081</text:p>
          </table:table-cell>
          <table:table-cell office:value-type="float" office:value="6500000">
            <text:p>6500000.0</text:p>
          </table:table-cell>
          <table:table-cell office:value-type="float" office:value="28.6666666666667">
            <text:p>28.7</text:p>
          </table:table-cell>
          <table:table-cell office:value-type="float" office:value="2">
            <text:p>2.0</text:p>
          </table:table-cell>
          <table:table-cell office:value-type="float" office:value="1622350.24068966">
            <text:p>1622350.2</text:p>
          </table:table-cell>
          <table:table-cell office:value-type="float" office:value="15.6666666666667">
            <text:p>15.7</text:p>
          </table:table-cell>
          <table:table-cell office:value-type="float" office:value="13.3793103448276">
            <text:p>13.4</text:p>
          </table:table-cell>
          <table:table-cell office:value-type="float" office:value="4877649.75931035">
            <text:p>4877649.8</text:p>
          </table:table-cell>
          <table:table-cell office:value-type="float" office:value="4.00653313752823">
            <text:p>4.0</text:p>
          </table:table-cell>
          <table:table-cell office:value-type="string">
            <text:p>Corpum A-Type Medium Remote Capacitor Transmitter</text:p>
          </table:table-cell>
          <table:table-cell office:value-type="float" office:value="1000">
            <text:p>1000</text:p>
          </table:table-cell>
          <table:table-cell table:number-columns-repeated="1012"/>
        </table:table-row>
        <table:table-row table:style-name="ro1" table:visibility="filter">
          <table:table-cell office:value-type="float" office:value="86">
            <text:p>86</text:p>
          </table:table-cell>
          <table:table-cell office:value-type="float" office:value="45848">
            <text:p>45848</text:p>
          </table:table-cell>
          <table:table-cell office:value-type="string">
            <text:p>5e+06</text:p>
          </table:table-cell>
          <table:table-cell office:value-type="float" office:value="28.6666666666667">
            <text:p>28.7</text:p>
          </table:table-cell>
          <table:table-cell office:value-type="float" office:value="1">
            <text:p>1.0</text:p>
          </table:table-cell>
          <table:table-cell office:value-type="float" office:value="186166.297857143">
            <text:p>186166.3</text:p>
          </table:table-cell>
          <table:table-cell office:value-type="float" office:value="15.2380952380952">
            <text:p>15.2</text:p>
          </table:table-cell>
          <table:table-cell office:value-type="float" office:value="12.3214285714286">
            <text:p>12.3</text:p>
          </table:table-cell>
          <table:table-cell office:value-type="float" office:value="4813833.70214286">
            <text:p>4813833.7</text:p>
          </table:table-cell>
          <table:table-cell office:value-type="float" office:value="26.8577076385588">
            <text:p>26.9</text:p>
          </table:table-cell>
          <table:table-cell office:value-type="string">
            <text:p>Naga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15">
            <text:p>15</text:p>
          </table:table-cell>
          <table:table-cell office:value-type="float" office:value="4234">
            <text:p>4234</text:p>
          </table:table-cell>
          <table:table-cell office:value-type="float" office:value="4999999.99">
            <text:p>5000000.0</text:p>
          </table:table-cell>
          <table:table-cell office:value-type="float" office:value="23.6666666666667">
            <text:p>23.7</text:p>
          </table:table-cell>
          <table:table-cell office:value-type="float" office:value="1">
            <text:p>1.0</text:p>
          </table:table-cell>
          <table:table-cell office:value-type="float" office:value="339691.991818182">
            <text:p>339692.0</text:p>
          </table:table-cell>
          <table:table-cell office:value-type="float" office:value="15.8484848484848">
            <text:p>15.8</text:p>
          </table:table-cell>
          <table:table-cell office:value-type="float" office:value="1.95454545454545">
            <text:p>2.0</text:p>
          </table:table-cell>
          <table:table-cell office:value-type="float" office:value="4660307.99818182">
            <text:p>4660308.0</text:p>
          </table:table-cell>
          <table:table-cell office:value-type="float" office:value="14.7192165562626">
            <text:p>14.7</text:p>
          </table:table-cell>
          <table:table-cell office:value-type="string">
            <text:p>Men's 'Esquire' Coat (green/gold)</text:p>
          </table:table-cell>
          <table:table-cell office:value-type="float" office:value="0.5">
            <text:p>0.5</text:p>
          </table:table-cell>
          <table:table-cell table:number-columns-repeated="1012"/>
        </table:table-row>
        <table:table-row table:style-name="ro2" table:visibility="filter">
          <table:table-cell office:value-type="float" office:value="27">
            <text:p>27</text:p>
          </table:table-cell>
          <table:table-cell office:value-type="float" office:value="15511">
            <text:p>15511</text:p>
          </table:table-cell>
          <table:table-cell office:value-type="string">
            <text:p>6e+06</text:p>
          </table:table-cell>
          <table:table-cell office:value-type="float" office:value="21.6666666666667">
            <text:p>21.7</text:p>
          </table:table-cell>
          <table:table-cell office:value-type="float" office:value="1">
            <text:p>1.0</text:p>
          </table:table-cell>
          <table:table-cell office:value-type="float" office:value="1537721.43896552">
            <text:p>1537721.4</text:p>
          </table:table-cell>
          <table:table-cell office:value-type="float" office:value="15.6666666666667">
            <text:p>15.7</text:p>
          </table:table-cell>
          <table:table-cell office:value-type="float" office:value="8.48275862068965">
            <text:p>8.5</text:p>
          </table:table-cell>
          <table:table-cell office:value-type="float" office:value="4462278.56103448">
            <text:p>4462278.6</text:p>
          </table:table-cell>
          <table:table-cell office:value-type="float" office:value="3.90187705520736">
            <text:p>3.9</text:p>
          </table:table-cell>
          <table:table-cell office:value-type="string">
            <text:p>Valkyrie I Blueprint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103">
            <text:p>103</text:p>
          </table:table-cell>
          <table:table-cell office:value-type="float" office:value="46707">
            <text:p>46707</text:p>
          </table:table-cell>
          <table:table-cell office:value-type="float" office:value="7399999.99">
            <text:p>7400000.0</text:p>
          </table:table-cell>
          <table:table-cell office:value-type="float" office:value="23.6666666666667">
            <text:p>23.7</text:p>
          </table:table-cell>
          <table:table-cell office:value-type="float" office:value="1">
            <text:p>1.0</text:p>
          </table:table-cell>
          <table:table-cell office:value-type="float" office:value="3109170.60896552">
            <text:p>3109170.6</text:p>
          </table:table-cell>
          <table:table-cell office:value-type="float" office:value="15.6666666666667">
            <text:p>15.7</text:p>
          </table:table-cell>
          <table:table-cell office:value-type="float" office:value="11.1379310344828">
            <text:p>11.1</text:p>
          </table:table-cell>
          <table:table-cell office:value-type="float" office:value="4290829.38103448">
            <text:p>4290829.4</text:p>
          </table:table-cell>
          <table:table-cell office:value-type="float" office:value="2.38005594439288">
            <text:p>2.4</text:p>
          </table:table-cell>
          <table:table-cell office:value-type="string">
            <text:p>Magnate Head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91">
            <text:p>91</text:p>
          </table:table-cell>
          <table:table-cell office:value-type="float" office:value="45887">
            <text:p>45887</text:p>
          </table:table-cell>
          <table:table-cell office:value-type="float" office:value="4374999.995">
            <text:p>4375000.0</text:p>
          </table:table-cell>
          <table:table-cell office:value-type="float" office:value="10.6666666666667">
            <text:p>10.7</text:p>
          </table:table-cell>
          <table:table-cell office:value-type="float" office:value="1">
            <text:p>1.0</text:p>
          </table:table-cell>
          <table:table-cell office:value-type="float" office:value="222000.089310345">
            <text:p>222000.1</text:p>
          </table:table-cell>
          <table:table-cell office:value-type="float" office:value="15.6666666666667">
            <text:p>15.7</text:p>
          </table:table-cell>
          <table:table-cell office:value-type="float" office:value="20.7586206896552">
            <text:p>20.8</text:p>
          </table:table-cell>
          <table:table-cell office:value-type="float" office:value="4152999.90568966">
            <text:p>4152999.9</text:p>
          </table:table-cell>
          <table:table-cell office:value-type="float" office:value="19.7071992565011">
            <text:p>19.7</text:p>
          </table:table-cell>
          <table:table-cell office:value-type="string">
            <text:p>Algos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90">
            <text:p>90</text:p>
          </table:table-cell>
          <table:table-cell office:value-type="float" office:value="45885">
            <text:p>45885</text:p>
          </table:table-cell>
          <table:table-cell office:value-type="float" office:value="4333333.66666667">
            <text:p>4333333.7</text:p>
          </table:table-cell>
          <table:table-cell office:value-type="float" office:value="17.6666666666667">
            <text:p>17.7</text:p>
          </table:table-cell>
          <table:table-cell office:value-type="float" office:value="1">
            <text:p>1.0</text:p>
          </table:table-cell>
          <table:table-cell office:value-type="float" office:value="194719.707241379">
            <text:p>194719.7</text:p>
          </table:table-cell>
          <table:table-cell office:value-type="float" office:value="15.6666666666667">
            <text:p>15.7</text:p>
          </table:table-cell>
          <table:table-cell office:value-type="float" office:value="12.7931034482759">
            <text:p>12.8</text:p>
          </table:table-cell>
          <table:table-cell office:value-type="float" office:value="4138613.95942529">
            <text:p>4138614.0</text:p>
          </table:table-cell>
          <table:table-cell office:value-type="float" office:value="22.2542121085616">
            <text:p>22.3</text:p>
          </table:table-cell>
          <table:table-cell office:value-type="string">
            <text:p>Federation Navy Comet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float" office:value="26106">
            <text:p>26106</text:p>
          </table:table-cell>
          <table:table-cell office:value-type="float" office:value="5299999">
            <text:p>5299999.0</text:p>
          </table:table-cell>
          <table:table-cell office:value-type="float" office:value="16.1666666666667">
            <text:p>16.2</text:p>
          </table:table-cell>
          <table:table-cell office:value-type="float" office:value="1.5">
            <text:p>1.5</text:p>
          </table:table-cell>
          <table:table-cell office:value-type="float" office:value="1182831.73962963">
            <text:p>1182831.7</text:p>
          </table:table-cell>
          <table:table-cell office:value-type="float" office:value="15.5925925925926">
            <text:p>15.6</text:p>
          </table:table-cell>
          <table:table-cell office:value-type="float" office:value="6.85185185185185">
            <text:p>6.9</text:p>
          </table:table-cell>
          <table:table-cell office:value-type="float" office:value="4117167.26037037">
            <text:p>4117167.3</text:p>
          </table:table-cell>
          <table:table-cell office:value-type="float" office:value="4.48077171285541">
            <text:p>4.5</text:p>
          </table:table-cell>
          <table:table-cell office:value-type="string">
            <text:p>Large Particle Dispersion Augmentor I</text:p>
          </table:table-cell>
          <table:table-cell office:value-type="float" office:value="200">
            <text:p>200</text:p>
          </table:table-cell>
          <table:table-cell table:number-columns-repeated="1012"/>
        </table:table-row>
        <table:table-row table:style-name="ro2" table:visibility="filter">
          <table:table-cell office:value-type="float" office:value="100">
            <text:p>100</text:p>
          </table:table-cell>
          <table:table-cell office:value-type="float" office:value="45969">
            <text:p>45969</text:p>
          </table:table-cell>
          <table:table-cell office:value-type="float" office:value="4975000">
            <text:p>4975000.0</text:p>
          </table:table-cell>
          <table:table-cell office:value-type="float" office:value="24.4166666666667">
            <text:p>24.4</text:p>
          </table:table-cell>
          <table:table-cell office:value-type="float" office:value="1">
            <text:p>1.0</text:p>
          </table:table-cell>
          <table:table-cell office:value-type="float" office:value="938973.208571429">
            <text:p>938973.2</text:p>
          </table:table-cell>
          <table:table-cell office:value-type="float" office:value="15.1666666666667">
            <text:p>15.2</text:p>
          </table:table-cell>
          <table:table-cell office:value-type="float" office:value="11">
            <text:p>11.0</text:p>
          </table:table-cell>
          <table:table-cell office:value-type="float" office:value="4036026.79142857">
            <text:p>4036026.8</text:p>
          </table:table-cell>
          <table:table-cell office:value-type="float" office:value="5.29834073494925">
            <text:p>5.3</text:p>
          </table:table-cell>
          <table:table-cell office:value-type="string">
            <text:p>Tornado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74">
            <text:p>74</text:p>
          </table:table-cell>
          <table:table-cell office:value-type="float" office:value="44186">
            <text:p>44186</text:p>
          </table:table-cell>
          <table:table-cell office:value-type="float" office:value="4999999">
            <text:p>4999999.0</text:p>
          </table:table-cell>
          <table:table-cell office:value-type="float" office:value="14.6666666666667">
            <text:p>14.7</text:p>
          </table:table-cell>
          <table:table-cell office:value-type="float" office:value="1">
            <text:p>1.0</text:p>
          </table:table-cell>
          <table:table-cell office:value-type="float" office:value="1238317.03310345">
            <text:p>1238317.0</text:p>
          </table:table-cell>
          <table:table-cell office:value-type="float" office:value="15.6666666666667">
            <text:p>15.7</text:p>
          </table:table-cell>
          <table:table-cell office:value-type="float" office:value="26.7241379310345">
            <text:p>26.7</text:p>
          </table:table-cell>
          <table:table-cell office:value-type="float" office:value="3761681.96689655">
            <text:p>3761682.0</text:p>
          </table:table-cell>
          <table:table-cell office:value-type="float" office:value="4.03773740192291">
            <text:p>4.0</text:p>
          </table:table-cell>
          <table:table-cell office:value-type="string">
            <text:p>Venture Glacial Drift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18758">
            <text:p>18758</text:p>
          </table:table-cell>
          <table:table-cell office:value-type="float" office:value="3989898.98">
            <text:p>3989899.0</text:p>
          </table:table-cell>
          <table:table-cell office:value-type="float" office:value="11.6666666666667">
            <text:p>11.7</text:p>
          </table:table-cell>
          <table:table-cell office:value-type="float" office:value="1">
            <text:p>1.0</text:p>
          </table:table-cell>
          <table:table-cell office:value-type="float" office:value="542093.305517241">
            <text:p>542093.3</text:p>
          </table:table-cell>
          <table:table-cell office:value-type="float" office:value="15.6666666666667">
            <text:p>15.7</text:p>
          </table:table-cell>
          <table:table-cell office:value-type="float" office:value="28.6551724137931">
            <text:p>28.7</text:p>
          </table:table-cell>
          <table:table-cell office:value-type="float" office:value="3447805.67448276">
            <text:p>3447805.7</text:p>
          </table:table-cell>
          <table:table-cell office:value-type="float" office:value="7.36017017622643">
            <text:p>7.4</text:p>
          </table:table-cell>
          <table:table-cell office:value-type="string">
            <text:p>Centii A-Type Explosive Plati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float" office:value="84">
            <text:p>84</text:p>
          </table:table-cell>
          <table:table-cell office:value-type="float" office:value="45835">
            <text:p>45835</text:p>
          </table:table-cell>
          <table:table-cell office:value-type="float" office:value="3520708.45083333">
            <text:p>3520708.5</text:p>
          </table:table-cell>
          <table:table-cell office:value-type="float" office:value="16.5">
            <text:p>16.5</text:p>
          </table:table-cell>
          <table:table-cell office:value-type="float" office:value="1.25">
            <text:p>1.3</text:p>
          </table:table-cell>
          <table:table-cell office:value-type="float" office:value="133276.397241379">
            <text:p>133276.4</text:p>
          </table:table-cell>
          <table:table-cell office:value-type="float" office:value="15.6666666666667">
            <text:p>15.7</text:p>
          </table:table-cell>
          <table:table-cell office:value-type="float" office:value="22.7931034482759">
            <text:p>22.8</text:p>
          </table:table-cell>
          <table:table-cell office:value-type="float" office:value="3387432.05359195">
            <text:p>3387432.1</text:p>
          </table:table-cell>
          <table:table-cell office:value-type="float" office:value="26.4165938133585">
            <text:p>26.4</text:p>
          </table:table-cell>
          <table:table-cell office:value-type="string">
            <text:p>Moa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61">
            <text:p>61</text:p>
          </table:table-cell>
          <table:table-cell office:value-type="float" office:value="31770">
            <text:p>31770</text:p>
          </table:table-cell>
          <table:table-cell office:value-type="float" office:value="6199999">
            <text:p>6199999.0</text:p>
          </table:table-cell>
          <table:table-cell office:value-type="float" office:value="9.66666666666667">
            <text:p>9.7</text:p>
          </table:table-cell>
          <table:table-cell office:value-type="float" office:value="1">
            <text:p>1.0</text:p>
          </table:table-cell>
          <table:table-cell office:value-type="float" office:value="3138050.20703704">
            <text:p>3138050.2</text:p>
          </table:table-cell>
          <table:table-cell office:value-type="float" office:value="16">
            <text:p>16.0</text:p>
          </table:table-cell>
          <table:table-cell office:value-type="float" office:value="8.59259259259259">
            <text:p>8.6</text:p>
          </table:table-cell>
          <table:table-cell office:value-type="float" office:value="3061948.79296296">
            <text:p>3061948.8</text:p>
          </table:table-cell>
          <table:table-cell office:value-type="float" office:value="1.97574882202222">
            <text:p>2.0</text:p>
          </table:table-cell>
          <table:table-cell office:value-type="string">
            <text:p>Small Core Defense Capacitor Safeguard II</text:p>
          </table:table-cell>
          <table:table-cell office:value-type="float" office:value="200">
            <text:p>200</text:p>
          </table:table-cell>
          <table:table-cell table:number-columns-repeated="1012"/>
        </table:table-row>
        <table:table-row table:style-name="ro2" table:visibility="filter">
          <table:table-cell office:value-type="float" office:value="43">
            <text:p>43</text:p>
          </table:table-cell>
          <table:table-cell office:value-type="float" office:value="26108">
            <text:p>26108</text:p>
          </table:table-cell>
          <table:table-cell office:value-type="float" office:value="3866666.33">
            <text:p>3866666.3</text:p>
          </table:table-cell>
          <table:table-cell office:value-type="float" office:value="25">
            <text:p>25.0</text:p>
          </table:table-cell>
          <table:table-cell office:value-type="float" office:value="1">
            <text:p>1.0</text:p>
          </table:table-cell>
          <table:table-cell office:value-type="float" office:value="901601.83875">
            <text:p>901601.8</text:p>
          </table:table-cell>
          <table:table-cell office:value-type="float" office:value="15.2916666666667">
            <text:p>15.3</text:p>
          </table:table-cell>
          <table:table-cell office:value-type="float" office:value="9.875">
            <text:p>9.9</text:p>
          </table:table-cell>
          <table:table-cell office:value-type="float" office:value="2965064.49125">
            <text:p>2965064.5</text:p>
          </table:table-cell>
          <table:table-cell office:value-type="float" office:value="4.28866287069781">
            <text:p>4.3</text:p>
          </table:table-cell>
          <table:table-cell office:value-type="string">
            <text:p>Large Particle Dispersion Projector I</text:p>
          </table:table-cell>
          <table:table-cell office:value-type="float" office:value="200">
            <text:p>200</text:p>
          </table:table-cell>
          <table:table-cell table:number-columns-repeated="1012"/>
        </table:table-row>
        <table:table-row table:style-name="ro1" table:visibility="filter">
          <table:table-cell office:value-type="float" office:value="63">
            <text:p>63</text:p>
          </table:table-cell>
          <table:table-cell office:value-type="float" office:value="32817">
            <text:p>32817</text:p>
          </table:table-cell>
          <table:table-cell office:value-type="float" office:value="3909999.998">
            <text:p>3910000.0</text:p>
          </table:table-cell>
          <table:table-cell office:value-type="float" office:value="15.8666666666667">
            <text:p>15.9</text:p>
          </table:table-cell>
          <table:table-cell office:value-type="float" office:value="1">
            <text:p>1.0</text:p>
          </table:table-cell>
          <table:table-cell office:value-type="float" office:value="977971.260416667">
            <text:p>977971.3</text:p>
          </table:table-cell>
          <table:table-cell office:value-type="float" office:value="15.875">
            <text:p>15.9</text:p>
          </table:table-cell>
          <table:table-cell office:value-type="float" office:value="38.0416666666667">
            <text:p>38.0</text:p>
          </table:table-cell>
          <table:table-cell office:value-type="float" office:value="2932028.73758333">
            <text:p>2932028.7</text:p>
          </table:table-cell>
          <table:table-cell office:value-type="float" office:value="3.99807249584629">
            <text:p>4.0</text:p>
          </table:table-cell>
          <table:table-cell office:value-type="string">
            <text:p>Medium Mercoxit Mining Crystal Optimization I</text:p>
          </table:table-cell>
          <table:table-cell office:value-type="float" office:value="200">
            <text:p>200</text:p>
          </table:table-cell>
          <table:table-cell table:number-columns-repeated="1012"/>
        </table:table-row>
        <table:table-row table:style-name="ro2" table:visibility="filter">
          <table:table-cell office:value-type="float" office:value="57">
            <text:p>57</text:p>
          </table:table-cell>
          <table:table-cell office:value-type="float" office:value="31544">
            <text:p>31544</text:p>
          </table:table-cell>
          <table:table-cell office:value-type="float" office:value="5199999">
            <text:p>5199999.0</text:p>
          </table:table-cell>
          <table:table-cell office:value-type="float" office:value="26.1666666666667">
            <text:p>26.2</text:p>
          </table:table-cell>
          <table:table-cell office:value-type="float" office:value="1">
            <text:p>1.0</text:p>
          </table:table-cell>
          <table:table-cell office:value-type="float" office:value="2269746.54208333">
            <text:p>2269746.5</text:p>
          </table:table-cell>
          <table:table-cell office:value-type="float" office:value="15.875">
            <text:p>15.9</text:p>
          </table:table-cell>
          <table:table-cell office:value-type="float" office:value="27.1666666666667">
            <text:p>27.2</text:p>
          </table:table-cell>
          <table:table-cell office:value-type="float" office:value="2930252.45791667">
            <text:p>2930252.5</text:p>
          </table:table-cell>
          <table:table-cell office:value-type="float" office:value="2.29100426130711">
            <text:p>2.3</text:p>
          </table:table-cell>
          <table:table-cell office:value-type="string">
            <text:p>Small Hybrid Collision Accelerator II</text:p>
          </table:table-cell>
          <table:table-cell office:value-type="float" office:value="200">
            <text:p>200</text:p>
          </table:table-cell>
          <table:table-cell table:number-columns-repeated="101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19211">
            <text:p>19211</text:p>
          </table:table-cell>
          <table:table-cell office:value-type="float" office:value="3681436">
            <text:p>3681436.0</text:p>
          </table:table-cell>
          <table:table-cell office:value-type="float" office:value="15.1666666666667">
            <text:p>15.2</text:p>
          </table:table-cell>
          <table:table-cell office:value-type="float" office:value="1.16666666666667">
            <text:p>1.2</text:p>
          </table:table-cell>
          <table:table-cell office:value-type="float" office:value="861611.715">
            <text:p>861611.7</text:p>
          </table:table-cell>
          <table:table-cell office:value-type="float" office:value="15.6666666666667">
            <text:p>15.7</text:p>
          </table:table-cell>
          <table:table-cell office:value-type="float" office:value="63.75">
            <text:p>63.8</text:p>
          </table:table-cell>
          <table:table-cell office:value-type="float" office:value="2819824.285">
            <text:p>2819824.3</text:p>
          </table:table-cell>
          <table:table-cell office:value-type="float" office:value="4.27273206237684">
            <text:p>4.3</text:p>
          </table:table-cell>
          <table:table-cell office:value-type="string">
            <text:p>Pithum C-Type Thermal Dissipation Amplifier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67">
            <text:p>67</text:p>
          </table:table-cell>
          <table:table-cell office:value-type="float" office:value="37588">
            <text:p>37588</text:p>
          </table:table-cell>
          <table:table-cell office:value-type="string">
            <text:p>3e+06</text:p>
          </table:table-cell>
          <table:table-cell office:value-type="float" office:value="17.6666666666667">
            <text:p>17.7</text:p>
          </table:table-cell>
          <table:table-cell office:value-type="float" office:value="1">
            <text:p>1.0</text:p>
          </table:table-cell>
          <table:table-cell office:value-type="float" office:value="181203.974137931">
            <text:p>181204.0</text:p>
          </table:table-cell>
          <table:table-cell office:value-type="float" office:value="15.6666666666667">
            <text:p>15.7</text:p>
          </table:table-cell>
          <table:table-cell office:value-type="float" office:value="6.72413793103448">
            <text:p>6.7</text:p>
          </table:table-cell>
          <table:table-cell office:value-type="float" office:value="2818796.02586207">
            <text:p>2818796.0</text:p>
          </table:table-cell>
          <table:table-cell office:value-type="float" office:value="16.5559282806702">
            <text:p>16.6</text:p>
          </table:table-cell>
          <table:table-cell office:value-type="string">
            <text:p>Iteron Mark V Valimor Legacy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37">
            <text:p>37</text:p>
          </table:table-cell>
          <table:table-cell office:value-type="float" office:value="20495">
            <text:p>20495</text:p>
          </table:table-cell>
          <table:table-cell office:value-type="float" office:value="2700000">
            <text:p>2700000.0</text:p>
          </table:table-cell>
          <table:table-cell office:value-type="float" office:value="16.2666666666667">
            <text:p>16.3</text:p>
          </table:table-cell>
          <table:table-cell office:value-type="float" office:value="1">
            <text:p>1.0</text:p>
          </table:table-cell>
          <table:table-cell office:value-type="float" office:value="141958.196538462">
            <text:p>141958.2</text:p>
          </table:table-cell>
          <table:table-cell office:value-type="float" office:value="15.5512820512821">
            <text:p>15.6</text:p>
          </table:table-cell>
          <table:table-cell office:value-type="float" office:value="28">
            <text:p>28.0</text:p>
          </table:table-cell>
          <table:table-cell office:value-type="float" office:value="2558041.80346154">
            <text:p>2558041.8</text:p>
          </table:table-cell>
          <table:table-cell office:value-type="float" office:value="19.0196837226547">
            <text:p>19.0</text:p>
          </table:table-cell>
          <table:table-cell office:value-type="string">
            <text:p>Information Command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7">
            <text:p>7</text:p>
          </table:table-cell>
          <table:table-cell office:value-type="float" office:value="3388">
            <text:p>3388</text:p>
          </table:table-cell>
          <table:table-cell office:value-type="float" office:value="2666666.66666667">
            <text:p>2666666.7</text:p>
          </table:table-cell>
          <table:table-cell office:value-type="float" office:value="15">
            <text:p>15.0</text:p>
          </table:table-cell>
          <table:table-cell office:value-type="float" office:value="1.33333333333333">
            <text:p>1.3</text:p>
          </table:table-cell>
          <table:table-cell office:value-type="float" office:value="163604.611818182">
            <text:p>163604.6</text:p>
          </table:table-cell>
          <table:table-cell office:value-type="float" office:value="14.2121212121212">
            <text:p>14.2</text:p>
          </table:table-cell>
          <table:table-cell office:value-type="float" office:value="62.1818181818182">
            <text:p>62.2</text:p>
          </table:table-cell>
          <table:table-cell office:value-type="float" office:value="2503062.05484848">
            <text:p>2503062.1</text:p>
          </table:table-cell>
          <table:table-cell office:value-type="float" office:value="16.299459025215">
            <text:p>16.3</text:p>
          </table:table-cell>
          <table:table-cell office:value-type="string">
            <text:p>Advanced Industry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float" office:value="27117">
            <text:p>27117</text:p>
          </table:table-cell>
          <table:table-cell office:value-type="float" office:value="3275000">
            <text:p>3275000.0</text:p>
          </table:table-cell>
          <table:table-cell office:value-type="float" office:value="22.6666666666667">
            <text:p>22.7</text:p>
          </table:table-cell>
          <table:table-cell office:value-type="float" office:value="1.42857142857143">
            <text:p>1.4</text:p>
          </table:table-cell>
          <table:table-cell office:value-type="float" office:value="824872.383333333">
            <text:p>824872.4</text:p>
          </table:table-cell>
          <table:table-cell office:value-type="float" office:value="15.3333333333333">
            <text:p>15.3</text:p>
          </table:table-cell>
          <table:table-cell office:value-type="float" office:value="13.5925925925926">
            <text:p>13.6</text:p>
          </table:table-cell>
          <table:table-cell office:value-type="float" office:value="2450127.61666667">
            <text:p>2450127.6</text:p>
          </table:table-cell>
          <table:table-cell office:value-type="float" office:value="3.97031112469256">
            <text:p>4.0</text:p>
          </table:table-cell>
          <table:table-cell office:value-type="string">
            <text:p>Inherent Implants 'Squire' Capacitor Management EM-80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51">
            <text:p>51</text:p>
          </table:table-cell>
          <table:table-cell office:value-type="float" office:value="27119">
            <text:p>27119</text:p>
          </table:table-cell>
          <table:table-cell office:value-type="float" office:value="3264999.986">
            <text:p>3265000.0</text:p>
          </table:table-cell>
          <table:table-cell office:value-type="float" office:value="15.6666666666667">
            <text:p>15.7</text:p>
          </table:table-cell>
          <table:table-cell office:value-type="float" office:value="1">
            <text:p>1.0</text:p>
          </table:table-cell>
          <table:table-cell office:value-type="float" office:value="901164.708333333">
            <text:p>901164.7</text:p>
          </table:table-cell>
          <table:table-cell office:value-type="float" office:value="16.1666666666667">
            <text:p>16.2</text:p>
          </table:table-cell>
          <table:table-cell office:value-type="float" office:value="13.5416666666667">
            <text:p>13.5</text:p>
          </table:table-cell>
          <table:table-cell office:value-type="float" office:value="2363835.27766667">
            <text:p>2363835.3</text:p>
          </table:table-cell>
          <table:table-cell office:value-type="float" office:value="3.6230890488804">
            <text:p>3.6</text:p>
          </table:table-cell>
          <table:table-cell office:value-type="string">
            <text:p>Inherent Implants 'Squire' Capacitor Systems Operation EO-60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65">
            <text:p>65</text:p>
          </table:table-cell>
          <table:table-cell office:value-type="float" office:value="33272">
            <text:p>33272</text:p>
          </table:table-cell>
          <table:table-cell office:value-type="string">
            <text:p>3e+06</text:p>
          </table:table-cell>
          <table:table-cell office:value-type="float" office:value="11.6666666666667">
            <text:p>11.7</text:p>
          </table:table-cell>
          <table:table-cell office:value-type="float" office:value="1">
            <text:p>1.0</text:p>
          </table:table-cell>
          <table:table-cell office:value-type="float" office:value="906278.173333333">
            <text:p>906278.2</text:p>
          </table:table-cell>
          <table:table-cell office:value-type="float" office:value="16.2083333333333">
            <text:p>16.2</text:p>
          </table:table-cell>
          <table:table-cell office:value-type="float" office:value="19.4583333333333">
            <text:p>19.5</text:p>
          </table:table-cell>
          <table:table-cell office:value-type="float" office:value="2093721.82666667">
            <text:p>2093721.8</text:p>
          </table:table-cell>
          <table:table-cell office:value-type="float" office:value="3.3102419193942">
            <text:p>3.3</text:p>
          </table:table-cell>
          <table:table-cell office:value-type="string">
            <text:p>Survey Probe Launcher II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92">
            <text:p>92</text:p>
          </table:table-cell>
          <table:table-cell office:value-type="float" office:value="45905">
            <text:p>45905</text:p>
          </table:table-cell>
          <table:table-cell office:value-type="float" office:value="2890000">
            <text:p>2890000.0</text:p>
          </table:table-cell>
          <table:table-cell office:value-type="float" office:value="28.6666666666667">
            <text:p>28.7</text:p>
          </table:table-cell>
          <table:table-cell office:value-type="float" office:value="3">
            <text:p>3.0</text:p>
          </table:table-cell>
          <table:table-cell office:value-type="float" office:value="834457.153448276">
            <text:p>834457.2</text:p>
          </table:table-cell>
          <table:table-cell office:value-type="float" office:value="15.6666666666667">
            <text:p>15.7</text:p>
          </table:table-cell>
          <table:table-cell office:value-type="float" office:value="14.0689655172414">
            <text:p>14.1</text:p>
          </table:table-cell>
          <table:table-cell office:value-type="float" office:value="2055542.84655172">
            <text:p>2055542.8</text:p>
          </table:table-cell>
          <table:table-cell office:value-type="float" office:value="3.46332940889473">
            <text:p>3.5</text:p>
          </table:table-cell>
          <table:table-cell office:value-type="string">
            <text:p>Brutix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47">
            <text:p>47</text:p>
          </table:table-cell>
          <table:table-cell office:value-type="float" office:value="27081">
            <text:p>27081</text:p>
          </table:table-cell>
          <table:table-cell office:value-type="float" office:value="2908333.33333333">
            <text:p>2908333.3</text:p>
          </table:table-cell>
          <table:table-cell office:value-type="float" office:value="20">
            <text:p>20.0</text:p>
          </table:table-cell>
          <table:table-cell office:value-type="float" office:value="1">
            <text:p>1.0</text:p>
          </table:table-cell>
          <table:table-cell office:value-type="float" office:value="925025.82137931">
            <text:p>925025.8</text:p>
          </table:table-cell>
          <table:table-cell office:value-type="float" office:value="15.6666666666667">
            <text:p>15.7</text:p>
          </table:table-cell>
          <table:table-cell office:value-type="float" office:value="17.7241379310345">
            <text:p>17.7</text:p>
          </table:table-cell>
          <table:table-cell office:value-type="float" office:value="1983307.51195402">
            <text:p>1983307.5</text:p>
          </table:table-cell>
          <table:table-cell office:value-type="float" office:value="3.14405637779571">
            <text:p>3.1</text:p>
          </table:table-cell>
          <table:table-cell office:value-type="string">
            <text:p>Eifyr and Co. 'Gunslinger' Surgical Strike SS-90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49">
            <text:p>49</text:p>
          </table:table-cell>
          <table:table-cell office:value-type="float" office:value="27113">
            <text:p>27113</text:p>
          </table:table-cell>
          <table:table-cell office:value-type="string">
            <text:p>2e+06</text:p>
          </table:table-cell>
          <table:table-cell office:value-type="float" office:value="22.6666666666667">
            <text:p>22.7</text:p>
          </table:table-cell>
          <table:table-cell office:value-type="float" office:value="1">
            <text:p>1.0</text:p>
          </table:table-cell>
          <table:table-cell office:value-type="float" office:value="49774.8775">
            <text:p>49774.9</text:p>
          </table:table-cell>
          <table:table-cell office:value-type="float" office:value="17.6666666666667">
            <text:p>17.7</text:p>
          </table:table-cell>
          <table:table-cell office:value-type="float" office:value="9.625">
            <text:p>9.6</text:p>
          </table:table-cell>
          <table:table-cell office:value-type="float" office:value="1950225.1225">
            <text:p>1950225.1</text:p>
          </table:table-cell>
          <table:table-cell office:value-type="float" office:value="40.1809125497094">
            <text:p>40.2</text:p>
          </table:table-cell>
          <table:table-cell office:value-type="string">
            <text:p>Eifyr and Co. 'Rogue' Warp Drive Operation WD-60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45">
            <text:p>45</text:p>
          </table:table-cell>
          <table:table-cell office:value-type="float" office:value="26257">
            <text:p>26257</text:p>
          </table:table-cell>
          <table:table-cell office:value-type="string">
            <text:p>2e+06</text:p>
          </table:table-cell>
          <table:table-cell office:value-type="float" office:value="14.6666666666667">
            <text:p>14.7</text:p>
          </table:table-cell>
          <table:table-cell office:value-type="float" office:value="1">
            <text:p>1.0</text:p>
          </table:table-cell>
          <table:table-cell office:value-type="float" office:value="88401.0336363636">
            <text:p>88401.0</text:p>
          </table:table-cell>
          <table:table-cell office:value-type="float" office:value="13.030303030303">
            <text:p>13.0</text:p>
          </table:table-cell>
          <table:table-cell office:value-type="float" office:value="65">
            <text:p>65.0</text:p>
          </table:table-cell>
          <table:table-cell office:value-type="float" office:value="1911598.96636364">
            <text:p>1911599.0</text:p>
          </table:table-cell>
          <table:table-cell office:value-type="float" office:value="22.6241698510786">
            <text:p>22.6</text:p>
          </table:table-cell>
          <table:table-cell office:value-type="string">
            <text:p>Projectile Weapon Rigging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60">
            <text:p>60</text:p>
          </table:table-cell>
          <table:table-cell office:value-type="float" office:value="31682">
            <text:p>31682</text:p>
          </table:table-cell>
          <table:table-cell office:value-type="float" office:value="2234374.99125">
            <text:p>2234375.0</text:p>
          </table:table-cell>
          <table:table-cell office:value-type="float" office:value="17.2916666666667">
            <text:p>17.3</text:p>
          </table:table-cell>
          <table:table-cell office:value-type="float" office:value="1.75">
            <text:p>1.8</text:p>
          </table:table-cell>
          <table:table-cell office:value-type="float" office:value="364471.423157895">
            <text:p>364471.4</text:p>
          </table:table-cell>
          <table:table-cell office:value-type="float" office:value="14.0350877192982">
            <text:p>14.0</text:p>
          </table:table-cell>
          <table:table-cell office:value-type="float" office:value="40.4736842105263">
            <text:p>40.5</text:p>
          </table:table-cell>
          <table:table-cell office:value-type="float" office:value="1869903.56809211">
            <text:p>1869903.6</text:p>
          </table:table-cell>
          <table:table-cell office:value-type="float" office:value="6.1304531693889">
            <text:p>6.1</text:p>
          </table:table-cell>
          <table:table-cell office:value-type="string">
            <text:p>Medium Projectile Collision Accelerator I</text:p>
          </table:table-cell>
          <table:table-cell office:value-type="float" office:value="200">
            <text:p>200</text:p>
          </table:table-cell>
          <table:table-cell table:number-columns-repeated="1012"/>
        </table:table-row>
        <table:table-row table:style-name="ro1" table:visibility="filter">
          <table:table-cell office:value-type="float" office:value="93">
            <text:p>93</text:p>
          </table:table-cell>
          <table:table-cell office:value-type="float" office:value="45907">
            <text:p>45907</text:p>
          </table:table-cell>
          <table:table-cell office:value-type="float" office:value="2100000.64666667">
            <text:p>2100000.6</text:p>
          </table:table-cell>
          <table:table-cell office:value-type="float" office:value="24.6666666666667">
            <text:p>24.7</text:p>
          </table:table-cell>
          <table:table-cell office:value-type="float" office:value="1">
            <text:p>1.0</text:p>
          </table:table-cell>
          <table:table-cell office:value-type="float" office:value="261324.008965517">
            <text:p>261324.0</text:p>
          </table:table-cell>
          <table:table-cell office:value-type="float" office:value="15.6666666666667">
            <text:p>15.7</text:p>
          </table:table-cell>
          <table:table-cell office:value-type="float" office:value="14.6896551724138">
            <text:p>14.7</text:p>
          </table:table-cell>
          <table:table-cell office:value-type="float" office:value="1838676.63770115">
            <text:p>1838676.6</text:p>
          </table:table-cell>
          <table:table-cell office:value-type="float" office:value="8.03600348463876">
            <text:p>8.0</text:p>
          </table:table-cell>
          <table:table-cell office:value-type="string">
            <text:p>Talos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105">
            <text:p>105</text:p>
          </table:table-cell>
          <table:table-cell office:value-type="float" office:value="46794">
            <text:p>46794</text:p>
          </table:table-cell>
          <table:table-cell office:value-type="string">
            <text:p>3e+06</text:p>
          </table:table-cell>
          <table:table-cell office:value-type="float" office:value="10.6666666666667">
            <text:p>10.7</text:p>
          </table:table-cell>
          <table:table-cell office:value-type="float" office:value="1">
            <text:p>1.0</text:p>
          </table:table-cell>
          <table:table-cell office:value-type="float" office:value="1212904.61586207">
            <text:p>1212904.6</text:p>
          </table:table-cell>
          <table:table-cell office:value-type="float" office:value="15.6666666666667">
            <text:p>15.7</text:p>
          </table:table-cell>
          <table:table-cell office:value-type="float" office:value="8.51724137931035">
            <text:p>8.5</text:p>
          </table:table-cell>
          <table:table-cell office:value-type="float" office:value="1787095.38413793">
            <text:p>1787095.4</text:p>
          </table:table-cell>
          <table:table-cell office:value-type="float" office:value="2.47340142066139">
            <text:p>2.5</text:p>
          </table:table-cell>
          <table:table-cell office:value-type="string">
            <text:p>Augoror Navy Issue Glacial Drift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35">
            <text:p>35</text:p>
          </table:table-cell>
          <table:table-cell office:value-type="float" office:value="19922">
            <text:p>19922</text:p>
          </table:table-cell>
          <table:table-cell office:value-type="float" office:value="2470833.04333333">
            <text:p>2470833.0</text:p>
          </table:table-cell>
          <table:table-cell office:value-type="float" office:value="16">
            <text:p>16.0</text:p>
          </table:table-cell>
          <table:table-cell office:value-type="float" office:value="1.66666666666667">
            <text:p>1.7</text:p>
          </table:table-cell>
          <table:table-cell office:value-type="float" office:value="691876.937647059">
            <text:p>691876.9</text:p>
          </table:table-cell>
          <table:table-cell office:value-type="float" office:value="15.5490196078431">
            <text:p>15.5</text:p>
          </table:table-cell>
          <table:table-cell office:value-type="float" office:value="55.1764705882353">
            <text:p>55.2</text:p>
          </table:table-cell>
          <table:table-cell office:value-type="float" office:value="1778956.10568627">
            <text:p>1778956.1</text:p>
          </table:table-cell>
          <table:table-cell office:value-type="float" office:value="3.57120306934375">
            <text:p>3.6</text:p>
          </table:table-cell>
          <table:table-cell office:value-type="string">
            <text:p>Signature Focusing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6">
            <text:p>6</text:p>
          </table:table-cell>
          <table:table-cell office:value-type="float" office:value="3361">
            <text:p>3361</text:p>
          </table:table-cell>
          <table:table-cell office:value-type="string">
            <text:p>2e+06</text:p>
          </table:table-cell>
          <table:table-cell office:value-type="float" office:value="24.6666666666667">
            <text:p>24.7</text:p>
          </table:table-cell>
          <table:table-cell office:value-type="float" office:value="1">
            <text:p>1.0</text:p>
          </table:table-cell>
          <table:table-cell office:value-type="float" office:value="263656.104444444">
            <text:p>263656.1</text:p>
          </table:table-cell>
          <table:table-cell office:value-type="float" office:value="18.7777777777778">
            <text:p>18.8</text:p>
          </table:table-cell>
          <table:table-cell office:value-type="float" office:value="49.2777777777778">
            <text:p>49.3</text:p>
          </table:table-cell>
          <table:table-cell office:value-type="float" office:value="1736343.89555556">
            <text:p>1736343.9</text:p>
          </table:table-cell>
          <table:table-cell office:value-type="float" office:value="7.58563889204934">
            <text:p>7.6</text:p>
          </table:table-cell>
          <table:table-cell office:value-type="string">
            <text:p>Criminal Connections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73">
            <text:p>73</text:p>
          </table:table-cell>
          <table:table-cell office:value-type="float" office:value="44152">
            <text:p>44152</text:p>
          </table:table-cell>
          <table:table-cell office:value-type="string">
            <text:p>3e+06</text:p>
          </table:table-cell>
          <table:table-cell office:value-type="float" office:value="20.6666666666667">
            <text:p>20.7</text:p>
          </table:table-cell>
          <table:table-cell office:value-type="float" office:value="1">
            <text:p>1.0</text:p>
          </table:table-cell>
          <table:table-cell office:value-type="float" office:value="1320426.36827586">
            <text:p>1320426.4</text:p>
          </table:table-cell>
          <table:table-cell office:value-type="float" office:value="15.6666666666667">
            <text:p>15.7</text:p>
          </table:table-cell>
          <table:table-cell office:value-type="float" office:value="10.4137931034483">
            <text:p>10.4</text:p>
          </table:table-cell>
          <table:table-cell office:value-type="float" office:value="1679573.63172414">
            <text:p>1679573.6</text:p>
          </table:table-cell>
          <table:table-cell office:value-type="float" office:value="2.27199340461311">
            <text:p>2.3</text:p>
          </table:table-cell>
          <table:table-cell office:value-type="string">
            <text:p>Condor Glacial Drift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54">
            <text:p>54</text:p>
          </table:table-cell>
          <table:table-cell office:value-type="float" office:value="31480">
            <text:p>31480</text:p>
          </table:table-cell>
          <table:table-cell office:value-type="float" office:value="1948049.20181818">
            <text:p>1948049.2</text:p>
          </table:table-cell>
          <table:table-cell office:value-type="float" office:value="18.8484848484848">
            <text:p>18.8</text:p>
          </table:table-cell>
          <table:table-cell office:value-type="float" office:value="3.54545454545455">
            <text:p>3.5</text:p>
          </table:table-cell>
          <table:table-cell office:value-type="float" office:value="354558.174615385">
            <text:p>354558.2</text:p>
          </table:table-cell>
          <table:table-cell office:value-type="float" office:value="15.474358974359">
            <text:p>15.5</text:p>
          </table:table-cell>
          <table:table-cell office:value-type="float" office:value="31.8461538461538">
            <text:p>31.8</text:p>
          </table:table-cell>
          <table:table-cell office:value-type="float" office:value="1593491.0272028">
            <text:p>1593491.0</text:p>
          </table:table-cell>
          <table:table-cell office:value-type="float" office:value="5.49430062903323">
            <text:p>5.5</text:p>
          </table:table-cell>
          <table:table-cell office:value-type="string">
            <text:p>Medium Energy Locus Coordinator I</text:p>
          </table:table-cell>
          <table:table-cell office:value-type="float" office:value="200">
            <text:p>200</text:p>
          </table:table-cell>
          <table:table-cell table:number-columns-repeated="1012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1" office:value-type="float" office:value="23103">
            <text:p>23103</text:p>
          </table:table-cell>
          <table:table-cell table:style-name="ce5" office:value-type="float" office:value="2167071.73533333">
            <text:p>2,167,071.7</text:p>
          </table:table-cell>
          <table:table-cell table:style-name="ce8" office:value-type="float" office:value="18.2">
            <text:p>18.2</text:p>
          </table:table-cell>
          <table:table-cell table:style-name="ce8" office:value-type="float" office:value="16.3333333333333">
            <text:p>16.3</text:p>
          </table:table-cell>
          <table:table-cell table:style-name="ce8" office:value-type="float" office:value="623133.77">
            <text:p>623133.8</text:p>
          </table:table-cell>
          <table:table-cell table:style-name="ce8" office:value-type="float" office:value="3.66666666666667">
            <text:p>3.7</text:p>
          </table:table-cell>
          <table:table-cell table:style-name="ce8" office:value-type="float" office:value="64">
            <text:p>64.0</text:p>
          </table:table-cell>
          <table:table-cell table:style-name="ce8" office:value-type="float" office:value="1543937.96533333">
            <text:p>1543938.0</text:p>
          </table:table-cell>
          <table:table-cell table:style-name="ce8" office:value-type="float" office:value="3.47769907468397">
            <text:p>3.5</text:p>
          </table:table-cell>
          <table:table-cell table:style-name="ce1" office:value-type="string">
            <text:p>Imperial Navy Radio 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12"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float" office:value="27083">
            <text:p>27083</text:p>
          </table:table-cell>
          <table:table-cell office:value-type="string">
            <text:p>2e+06</text:p>
          </table:table-cell>
          <table:table-cell office:value-type="float" office:value="23.6666666666667">
            <text:p>23.7</text:p>
          </table:table-cell>
          <table:table-cell office:value-type="float" office:value="2">
            <text:p>2.0</text:p>
          </table:table-cell>
          <table:table-cell office:value-type="float" office:value="462852.126875">
            <text:p>462852.1</text:p>
          </table:table-cell>
          <table:table-cell office:value-type="float" office:value="15.3541666666667">
            <text:p>15.4</text:p>
          </table:table-cell>
          <table:table-cell office:value-type="float" office:value="13.0625">
            <text:p>13.1</text:p>
          </table:table-cell>
          <table:table-cell office:value-type="float" office:value="1537147.873125">
            <text:p>1537147.9</text:p>
          </table:table-cell>
          <table:table-cell office:value-type="float" office:value="4.32103448136499">
            <text:p>4.3</text:p>
          </table:table-cell>
          <table:table-cell office:value-type="string">
            <text:p>Zainou 'Deadeye' Small Hybrid Turret SH-60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13">
            <text:p>13</text:p>
          </table:table-cell>
          <table:table-cell office:value-type="float" office:value="3665">
            <text:p>3665</text:p>
          </table:table-cell>
          <table:table-cell office:value-type="float" office:value="2599999">
            <text:p>2599999.0</text:p>
          </table:table-cell>
          <table:table-cell office:value-type="float" office:value="10.6666666666667">
            <text:p>10.7</text:p>
          </table:table-cell>
          <table:table-cell office:value-type="float" office:value="1">
            <text:p>1.0</text:p>
          </table:table-cell>
          <table:table-cell office:value-type="float" office:value="1172902.43034483">
            <text:p>1172902.4</text:p>
          </table:table-cell>
          <table:table-cell office:value-type="float" office:value="15.6666666666667">
            <text:p>15.7</text:p>
          </table:table-cell>
          <table:table-cell office:value-type="float" office:value="8.62068965517241">
            <text:p>8.6</text:p>
          </table:table-cell>
          <table:table-cell office:value-type="float" office:value="1427096.56965517">
            <text:p>1427096.6</text:p>
          </table:table-cell>
          <table:table-cell office:value-type="float" office:value="2.2167223229605">
            <text:p>2.2</text:p>
          </table:table-cell>
          <table:table-cell office:value-type="string">
            <text:p>Large Hull Repairer II</text:p>
          </table:table-cell>
          <table:table-cell office:value-type="float" office:value="1000">
            <text:p>1000</text:p>
          </table:table-cell>
          <table:table-cell table:number-columns-repeated="1012"/>
        </table:table-row>
        <table:table-row table:style-name="ro2" table:visibility="filter">
          <table:table-cell office:value-type="float" office:value="28">
            <text:p>28</text:p>
          </table:table-cell>
          <table:table-cell office:value-type="float" office:value="17684">
            <text:p>17684</text:p>
          </table:table-cell>
          <table:table-cell office:value-type="float" office:value="1749999.998">
            <text:p>1750000.0</text:p>
          </table:table-cell>
          <table:table-cell office:value-type="float" office:value="10.6666666666667">
            <text:p>10.7</text:p>
          </table:table-cell>
          <table:table-cell office:value-type="float" office:value="3.6">
            <text:p>3.6</text:p>
          </table:table-cell>
          <table:table-cell office:value-type="float" office:value="341097.697333333">
            <text:p>341097.7</text:p>
          </table:table-cell>
          <table:table-cell office:value-type="float" office:value="17.2666666666667">
            <text:p>17.3</text:p>
          </table:table-cell>
          <table:table-cell office:value-type="float" office:value="13.1333333333333">
            <text:p>13.1</text:p>
          </table:table-cell>
          <table:table-cell office:value-type="float" office:value="1408902.30066667">
            <text:p>1408902.3</text:p>
          </table:table-cell>
          <table:table-cell office:value-type="float" office:value="5.13049490419114">
            <text:p>5.1</text:p>
          </table:table-cell>
          <table:table-cell office:value-type="string">
            <text:p>Microwave XL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float" office:value="5">
            <text:p>5</text:p>
          </table:table-cell>
          <table:table-cell office:value-type="float" office:value="3350">
            <text:p>3350</text:p>
          </table:table-cell>
          <table:table-cell office:value-type="float" office:value="1594998.9">
            <text:p>1594998.9</text:p>
          </table:table-cell>
          <table:table-cell office:value-type="float" office:value="13.1666666666667">
            <text:p>13.2</text:p>
          </table:table-cell>
          <table:table-cell office:value-type="float" office:value="1.1">
            <text:p>1.1</text:p>
          </table:table-cell>
          <table:table-cell office:value-type="float" office:value="199616.697">
            <text:p>199616.7</text:p>
          </table:table-cell>
          <table:table-cell office:value-type="float" office:value="13.9666666666667">
            <text:p>14.0</text:p>
          </table:table-cell>
          <table:table-cell office:value-type="float" office:value="58.3">
            <text:p>58.3</text:p>
          </table:table-cell>
          <table:table-cell office:value-type="float" office:value="1395382.203">
            <text:p>1395382.2</text:p>
          </table:table-cell>
          <table:table-cell office:value-type="float" office:value="7.99030804522329">
            <text:p>8.0</text:p>
          </table:table-cell>
          <table:table-cell office:value-type="string">
            <text:p>Shield Command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10164">
            <text:p>10164</text:p>
          </table:table-cell>
          <table:table-cell office:value-type="float" office:value="2499999.88">
            <text:p>2499999.9</text:p>
          </table:table-cell>
          <table:table-cell office:value-type="float" office:value="15.1666666666667">
            <text:p>15.2</text:p>
          </table:table-cell>
          <table:table-cell office:value-type="float" office:value="1.5">
            <text:p>1.5</text:p>
          </table:table-cell>
          <table:table-cell office:value-type="float" office:value="1154209.93764706">
            <text:p>1154209.9</text:p>
          </table:table-cell>
          <table:table-cell office:value-type="float" office:value="15.0196078431373">
            <text:p>15.0</text:p>
          </table:table-cell>
          <table:table-cell office:value-type="float" office:value="7.29411764705882">
            <text:p>7.3</text:p>
          </table:table-cell>
          <table:table-cell office:value-type="float" office:value="1345789.94235294">
            <text:p>1345789.9</text:p>
          </table:table-cell>
          <table:table-cell office:value-type="float" office:value="2.16598367286322">
            <text:p>2.2</text:p>
          </table:table-cell>
          <table:table-cell office:value-type="string">
            <text:p>Standard Sooth Sayer Booster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2" office:value-type="float" office:value="32057">
            <text:p>32057</text:p>
          </table:table-cell>
          <table:table-cell table:style-name="ce6" office:value-type="float" office:value="1783763.66666667">
            <text:p>1783763.7</text:p>
          </table:table-cell>
          <table:table-cell table:style-name="ce6" office:value-type="float" office:value="20">
            <text:p>20.0</text:p>
          </table:table-cell>
          <table:table-cell table:style-name="ce6" office:value-type="float" office:value="5">
            <text:p>5.0</text:p>
          </table:table-cell>
          <table:table-cell table:style-name="ce6" office:value-type="float" office:value="489968.685714286">
            <text:p>489968.7</text:p>
          </table:table-cell>
          <table:table-cell table:style-name="ce6" office:value-type="float" office:value="15.4880952380952">
            <text:p>15.5</text:p>
          </table:table-cell>
          <table:table-cell table:style-name="ce6" office:value-type="float" office:value="16.8571428571429">
            <text:p>16.9</text:p>
          </table:table-cell>
          <table:table-cell table:style-name="ce6" office:value-type="float" office:value="1293794.98095238">
            <text:p>1293795.0</text:p>
          </table:table-cell>
          <table:table-cell table:style-name="ce6" office:value-type="float" office:value="3.64056667022763">
            <text:p>3.6</text:p>
          </table:table-cell>
          <table:table-cell table:style-name="ce2" office:value-type="string">
            <text:p>Small Drone Speed Augmentor I</text:p>
          </table:table-cell>
          <table:table-cell table:style-name="ce2" office:value-type="float" office:value="200">
            <text:p>200</text:p>
          </table:table-cell>
          <table:table-cell table:style-name="ce2" table:number-columns-repeated="1012"/>
        </table:table-row>
        <table:table-row table:style-name="ro2" table:visibility="filter">
          <table:table-cell office:value-type="float" office:value="52">
            <text:p>52</text:p>
          </table:table-cell>
          <table:table-cell office:value-type="float" office:value="31215">
            <text:p>31215</text:p>
          </table:table-cell>
          <table:table-cell office:value-type="float" office:value="1466665.99333333">
            <text:p>1466666.0</text:p>
          </table:table-cell>
          <table:table-cell office:value-type="float" office:value="18.3333333333333">
            <text:p>18.3</text:p>
          </table:table-cell>
          <table:table-cell office:value-type="float" office:value="2.66666666666667">
            <text:p>2.7</text:p>
          </table:table-cell>
          <table:table-cell office:value-type="float" office:value="238206.088888889">
            <text:p>238206.1</text:p>
          </table:table-cell>
          <table:table-cell office:value-type="float" office:value="15.7777777777778">
            <text:p>15.8</text:p>
          </table:table-cell>
          <table:table-cell office:value-type="float" office:value="30.7777777777778">
            <text:p>30.8</text:p>
          </table:table-cell>
          <table:table-cell office:value-type="float" office:value="1228459.90444444">
            <text:p>1228459.9</text:p>
          </table:table-cell>
          <table:table-cell office:value-type="float" office:value="6.15713057619387">
            <text:p>6.2</text:p>
          </table:table-cell>
          <table:table-cell office:value-type="string">
            <text:p>Medium Gravity Capacitor Upgrade I</text:p>
          </table:table-cell>
          <table:table-cell office:value-type="float" office:value="200">
            <text:p>200</text:p>
          </table:table-cell>
          <table:table-cell table:number-columns-repeated="1012"/>
        </table:table-row>
        <table:table-row table:style-name="ro2" table:visibility="filter">
          <table:table-cell office:value-type="float" office:value="55">
            <text:p>55</text:p>
          </table:table-cell>
          <table:table-cell office:value-type="float" office:value="31492">
            <text:p>31492</text:p>
          </table:table-cell>
          <table:table-cell office:value-type="float" office:value="1499000">
            <text:p>1499000.0</text:p>
          </table:table-cell>
          <table:table-cell office:value-type="float" office:value="14.2222222222222">
            <text:p>14.2</text:p>
          </table:table-cell>
          <table:table-cell office:value-type="float" office:value="1.22222222222222">
            <text:p>1.2</text:p>
          </table:table-cell>
          <table:table-cell office:value-type="float" office:value="297367.306071429">
            <text:p>297367.3</text:p>
          </table:table-cell>
          <table:table-cell office:value-type="float" office:value="16.0595238095238">
            <text:p>16.1</text:p>
          </table:table-cell>
          <table:table-cell office:value-type="float" office:value="15.8571428571429">
            <text:p>15.9</text:p>
          </table:table-cell>
          <table:table-cell office:value-type="float" office:value="1201632.69392857">
            <text:p>1201632.7</text:p>
          </table:table-cell>
          <table:table-cell office:value-type="float" office:value="5.04090385659254">
            <text:p>5.0</text:p>
          </table:table-cell>
          <table:table-cell office:value-type="string">
            <text:p>Medium Energy Metastasis Adjuster I</text:p>
          </table:table-cell>
          <table:table-cell office:value-type="float" office:value="200">
            <text:p>200</text:p>
          </table:table-cell>
          <table:table-cell table:number-columns-repeated="1012"/>
        </table:table-row>
        <table:table-row table:style-name="ro2" table:visibility="filter">
          <table:table-cell office:value-type="float" office:value="76">
            <text:p>76</text:p>
          </table:table-cell>
          <table:table-cell office:value-type="float" office:value="45770">
            <text:p>45770</text:p>
          </table:table-cell>
          <table:table-cell office:value-type="float" office:value="1250000.5">
            <text:p>1250000.5</text:p>
          </table:table-cell>
          <table:table-cell office:value-type="float" office:value="10.1666666666667">
            <text:p>10.2</text:p>
          </table:table-cell>
          <table:table-cell office:value-type="float" office:value="1">
            <text:p>1.0</text:p>
          </table:table-cell>
          <table:table-cell office:value-type="float" office:value="62623.1037931035">
            <text:p>62623.1</text:p>
          </table:table-cell>
          <table:table-cell office:value-type="float" office:value="15.6666666666667">
            <text:p>15.7</text:p>
          </table:table-cell>
          <table:table-cell office:value-type="float" office:value="21.1379310344828">
            <text:p>21.1</text:p>
          </table:table-cell>
          <table:table-cell office:value-type="float" office:value="1187377.3962069">
            <text:p>1187377.4</text:p>
          </table:table-cell>
          <table:table-cell office:value-type="float" office:value="19.9606922092172">
            <text:p>20.0</text:p>
          </table:table-cell>
          <table:table-cell office:value-type="string">
            <text:p>Dragoon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81">
            <text:p>81</text:p>
          </table:table-cell>
          <table:table-cell office:value-type="float" office:value="45823">
            <text:p>45823</text:p>
          </table:table-cell>
          <table:table-cell office:value-type="float" office:value="1250000">
            <text:p>1250000.0</text:p>
          </table:table-cell>
          <table:table-cell office:value-type="float" office:value="26.6666666666667">
            <text:p>26.7</text:p>
          </table:table-cell>
          <table:table-cell office:value-type="float" office:value="1">
            <text:p>1.0</text:p>
          </table:table-cell>
          <table:table-cell office:value-type="float" office:value="66333.1764285714">
            <text:p>66333.2</text:p>
          </table:table-cell>
          <table:table-cell office:value-type="float" office:value="15.2380952380952">
            <text:p>15.2</text:p>
          </table:table-cell>
          <table:table-cell office:value-type="float" office:value="10.6071428571429">
            <text:p>10.6</text:p>
          </table:table-cell>
          <table:table-cell office:value-type="float" office:value="1183666.82357143">
            <text:p>1183666.8</text:p>
          </table:table-cell>
          <table:table-cell office:value-type="float" office:value="18.8442656797239">
            <text:p>18.8</text:p>
          </table:table-cell>
          <table:table-cell office:value-type="string">
            <text:p>Crow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25">
            <text:p>25</text:p>
          </table:table-cell>
          <table:table-cell office:value-type="float" office:value="13285">
            <text:p>13285</text:p>
          </table:table-cell>
          <table:table-cell office:value-type="string">
            <text:p>2e+06</text:p>
          </table:table-cell>
          <table:table-cell office:value-type="float" office:value="2.66666666666667">
            <text:p>2.7</text:p>
          </table:table-cell>
          <table:table-cell office:value-type="float" office:value="1">
            <text:p>1.0</text:p>
          </table:table-cell>
          <table:table-cell office:value-type="float" office:value="868826.799166667">
            <text:p>868826.8</text:p>
          </table:table-cell>
          <table:table-cell office:value-type="float" office:value="15.0416666666667">
            <text:p>15.0</text:p>
          </table:table-cell>
          <table:table-cell office:value-type="float" office:value="42">
            <text:p>42.0</text:p>
          </table:table-cell>
          <table:table-cell office:value-type="float" office:value="1131173.20083333">
            <text:p>1131173.2</text:p>
          </table:table-cell>
          <table:table-cell office:value-type="float" office:value="2.30195477616286">
            <text:p>2.3</text:p>
          </table:table-cell>
          <table:table-cell office:value-type="string">
            <text:p>Limited Neural Boost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18797">
            <text:p>18797</text:p>
          </table:table-cell>
          <table:table-cell office:value-type="float" office:value="1500000">
            <text:p>1500000.0</text:p>
          </table:table-cell>
          <table:table-cell office:value-type="float" office:value="14.6666666666667">
            <text:p>14.7</text:p>
          </table:table-cell>
          <table:table-cell office:value-type="float" office:value="1">
            <text:p>1.0</text:p>
          </table:table-cell>
          <table:table-cell office:value-type="float" office:value="413020.85">
            <text:p>413020.9</text:p>
          </table:table-cell>
          <table:table-cell office:value-type="float" office:value="15.8809523809524">
            <text:p>15.9</text:p>
          </table:table-cell>
          <table:table-cell office:value-type="float" office:value="28.4642857142857">
            <text:p>28.5</text:p>
          </table:table-cell>
          <table:table-cell office:value-type="float" office:value="1086979.15">
            <text:p>1086979.2</text:p>
          </table:table-cell>
          <table:table-cell office:value-type="float" office:value="3.63177791145411">
            <text:p>3.6</text:p>
          </table:table-cell>
          <table:table-cell office:value-type="string">
            <text:p>Coreli A-Type Thermal Plati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float" office:value="2">
            <text:p>2</text:p>
          </table:table-cell>
          <table:table-cell office:value-type="float" office:value="1266">
            <text:p>1266</text:p>
          </table:table-cell>
          <table:table-cell office:value-type="float" office:value="1153199.1">
            <text:p>1153199.1</text:p>
          </table:table-cell>
          <table:table-cell office:value-type="float" office:value="14.0666666666667">
            <text:p>14.1</text:p>
          </table:table-cell>
          <table:table-cell office:value-type="float" office:value="1.3">
            <text:p>1.3</text:p>
          </table:table-cell>
          <table:table-cell office:value-type="float" office:value="102521.285789474">
            <text:p>102521.3</text:p>
          </table:table-cell>
          <table:table-cell office:value-type="float" office:value="15.5614035087719">
            <text:p>15.6</text:p>
          </table:table-cell>
          <table:table-cell office:value-type="float" office:value="47.9473684210526">
            <text:p>47.9</text:p>
          </table:table-cell>
          <table:table-cell office:value-type="float" office:value="1050677.81421053">
            <text:p>1050677.8</text:p>
          </table:table-cell>
          <table:table-cell office:value-type="float" office:value="11.2483870166053">
            <text:p>11.2</text:p>
          </table:table-cell>
          <table:table-cell office:value-type="string">
            <text:p>Explosive Plating II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3937">
            <text:p>3937</text:p>
          </table:table-cell>
          <table:table-cell office:value-type="float" office:value="999999">
            <text:p>999999.0</text:p>
          </table:table-cell>
          <table:table-cell office:value-type="float" office:value="4.66666666666667">
            <text:p>4.7</text:p>
          </table:table-cell>
          <table:table-cell office:value-type="float" office:value="1">
            <text:p>1.0</text:p>
          </table:table-cell>
          <table:table-cell office:value-type="float" office:value="94729.8771428571">
            <text:p>94729.9</text:p>
          </table:table-cell>
          <table:table-cell office:value-type="float" office:value="15.1666666666667">
            <text:p>15.2</text:p>
          </table:table-cell>
          <table:table-cell office:value-type="float" office:value="10.6428571428571">
            <text:p>10.6</text:p>
          </table:table-cell>
          <table:table-cell office:value-type="float" office:value="905269.122857143">
            <text:p>905269.1</text:p>
          </table:table-cell>
          <table:table-cell office:value-type="float" office:value="10.5563210906729">
            <text:p>10.6</text:p>
          </table:table-cell>
          <table:table-cell office:value-type="string">
            <text:p>Medium Proton Smartbomb I</text:p>
          </table:table-cell>
          <table:table-cell office:value-type="float" office:value="100">
            <text:p>100</text:p>
          </table:table-cell>
          <table:table-cell table:number-columns-repeated="1012"/>
        </table:table-row>
        <table:table-row table:style-name="ro1" table:visibility="filter">
          <table:table-cell office:value-type="float" office:value="64">
            <text:p>64</text:p>
          </table:table-cell>
          <table:table-cell office:value-type="float" office:value="33001">
            <text:p>33001</text:p>
          </table:table-cell>
          <table:table-cell office:value-type="float" office:value="1100000.005">
            <text:p>1100000.0</text:p>
          </table:table-cell>
          <table:table-cell office:value-type="float" office:value="22.6666666666667">
            <text:p>22.7</text:p>
          </table:table-cell>
          <table:table-cell office:value-type="float" office:value="1">
            <text:p>1.0</text:p>
          </table:table-cell>
          <table:table-cell office:value-type="float" office:value="232093.684166667">
            <text:p>232093.7</text:p>
          </table:table-cell>
          <table:table-cell office:value-type="float" office:value="14.3333333333333">
            <text:p>14.3</text:p>
          </table:table-cell>
          <table:table-cell office:value-type="float" office:value="63.8333333333333">
            <text:p>63.8</text:p>
          </table:table-cell>
          <table:table-cell office:value-type="float" office:value="867906.320833333">
            <text:p>867906.3</text:p>
          </table:table-cell>
          <table:table-cell office:value-type="float" office:value="4.73946548330065">
            <text:p>4.7</text:p>
          </table:table-cell>
          <table:table-cell office:value-type="string">
            <text:p>Ladar Sensor Compensation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82">
            <text:p>82</text:p>
          </table:table-cell>
          <table:table-cell office:value-type="float" office:value="45829">
            <text:p>45829</text:p>
          </table:table-cell>
          <table:table-cell office:value-type="float" office:value="1166666.33333333">
            <text:p>1166666.3</text:p>
          </table:table-cell>
          <table:table-cell office:value-type="float" office:value="25">
            <text:p>25.0</text:p>
          </table:table-cell>
          <table:table-cell office:value-type="float" office:value="1">
            <text:p>1.0</text:p>
          </table:table-cell>
          <table:table-cell office:value-type="float" office:value="306554.063103448">
            <text:p>306554.1</text:p>
          </table:table-cell>
          <table:table-cell office:value-type="float" office:value="15.6666666666667">
            <text:p>15.7</text:p>
          </table:table-cell>
          <table:table-cell office:value-type="float" office:value="24.5862068965517">
            <text:p>24.6</text:p>
          </table:table-cell>
          <table:table-cell office:value-type="float" office:value="860112.270229885">
            <text:p>860112.3</text:p>
          </table:table-cell>
          <table:table-cell office:value-type="float" office:value="3.80574415332292">
            <text:p>3.8</text:p>
          </table:table-cell>
          <table:table-cell office:value-type="string">
            <text:p>Cormorant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58">
            <text:p>58</text:p>
          </table:table-cell>
          <table:table-cell office:value-type="float" office:value="31632">
            <text:p>31632</text:p>
          </table:table-cell>
          <table:table-cell office:value-type="float" office:value="999999">
            <text:p>999999.0</text:p>
          </table:table-cell>
          <table:table-cell office:value-type="float" office:value="22.2666666666667">
            <text:p>22.3</text:p>
          </table:table-cell>
          <table:table-cell office:value-type="float" office:value="1.2">
            <text:p>1.2</text:p>
          </table:table-cell>
          <table:table-cell office:value-type="float" office:value="191389.1236">
            <text:p>191389.1</text:p>
          </table:table-cell>
          <table:table-cell office:value-type="float" office:value="15.5066666666667">
            <text:p>15.5</text:p>
          </table:table-cell>
          <table:table-cell office:value-type="float" office:value="38.92">
            <text:p>38.9</text:p>
          </table:table-cell>
          <table:table-cell office:value-type="float" office:value="808609.8764">
            <text:p>808609.9</text:p>
          </table:table-cell>
          <table:table-cell office:value-type="float" office:value="5.22495208290927">
            <text:p>5.2</text:p>
          </table:table-cell>
          <table:table-cell office:value-type="string">
            <text:p>Small Warhead Flare Catalyst I</text:p>
          </table:table-cell>
          <table:table-cell office:value-type="float" office:value="200">
            <text:p>200</text:p>
          </table:table-cell>
          <table:table-cell table:number-columns-repeated="1012"/>
        </table:table-row>
        <table:table-row table:style-name="ro2" table:visibility="filter">
          <table:table-cell office:value-type="float" office:value="41">
            <text:p>41</text:p>
          </table:table-cell>
          <table:table-cell office:value-type="float" office:value="25233">
            <text:p>25233</text:p>
          </table:table-cell>
          <table:table-cell office:value-type="string">
            <text:p>1e+06</text:p>
          </table:table-cell>
          <table:table-cell office:value-type="float" office:value="14.6666666666667">
            <text:p>14.7</text:p>
          </table:table-cell>
          <table:table-cell office:value-type="float" office:value="1.2">
            <text:p>1.2</text:p>
          </table:table-cell>
          <table:table-cell office:value-type="float" office:value="196008.6024">
            <text:p>196008.6</text:p>
          </table:table-cell>
          <table:table-cell office:value-type="float" office:value="16.1866666666667">
            <text:p>16.2</text:p>
          </table:table-cell>
          <table:table-cell office:value-type="float" office:value="29.32">
            <text:p>29.3</text:p>
          </table:table-cell>
          <table:table-cell office:value-type="float" office:value="803991.3976">
            <text:p>803991.4</text:p>
          </table:table-cell>
          <table:table-cell office:value-type="float" office:value="5.10181689862404">
            <text:p>5.1</text:p>
          </table:table-cell>
          <table:table-cell office:value-type="string">
            <text:p>Corporation Contracting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789">
            <text:p>7789</text:p>
          </table:table-cell>
          <table:table-cell office:value-type="float" office:value="999999">
            <text:p>999999.0</text:p>
          </table:table-cell>
          <table:table-cell office:value-type="float" office:value="17.6666666666667">
            <text:p>17.7</text:p>
          </table:table-cell>
          <table:table-cell office:value-type="float" office:value="5">
            <text:p>5.0</text:p>
          </table:table-cell>
          <table:table-cell office:value-type="float" office:value="237179.85">
            <text:p>237179.9</text:p>
          </table:table-cell>
          <table:table-cell office:value-type="float" office:value="10.6666666666667">
            <text:p>10.7</text:p>
          </table:table-cell>
          <table:table-cell office:value-type="float" office:value="74">
            <text:p>74.0</text:p>
          </table:table-cell>
          <table:table-cell office:value-type="float" office:value="762819.15">
            <text:p>762819.2</text:p>
          </table:table-cell>
          <table:table-cell office:value-type="float" office:value="4.21620555034502">
            <text:p>4.2</text:p>
          </table:table-cell>
          <table:table-cell office:value-type="string">
            <text:p>Anode Mega Neutron Particle Cannon I</text:p>
          </table:table-cell>
          <table:table-cell office:value-type="float" office:value="2000">
            <text:p>2000</text:p>
          </table:table-cell>
          <table:table-cell table:number-columns-repeated="10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827">
            <text:p>7827</text:p>
          </table:table-cell>
          <table:table-cell office:value-type="float" office:value="999999">
            <text:p>999999.0</text:p>
          </table:table-cell>
          <table:table-cell office:value-type="float" office:value="18.6666666666667">
            <text:p>18.7</text:p>
          </table:table-cell>
          <table:table-cell office:value-type="float" office:value="6">
            <text:p>6.0</text:p>
          </table:table-cell>
          <table:table-cell office:value-type="float" office:value="238504.043333333">
            <text:p>238504.0</text:p>
          </table:table-cell>
          <table:table-cell office:value-type="float" office:value="17.6666666666667">
            <text:p>17.7</text:p>
          </table:table-cell>
          <table:table-cell office:value-type="float" office:value="64">
            <text:p>64.0</text:p>
          </table:table-cell>
          <table:table-cell office:value-type="float" office:value="761494.956666667">
            <text:p>761495.0</text:p>
          </table:table-cell>
          <table:table-cell office:value-type="float" office:value="4.19279684329041">
            <text:p>4.2</text:p>
          </table:table-cell>
          <table:table-cell office:value-type="string">
            <text:p>Modal Mega Ion Particle Accelerator I</text:p>
          </table:table-cell>
          <table:table-cell office:value-type="float" office:value="2000">
            <text:p>2000</text:p>
          </table:table-cell>
          <table:table-cell table:number-columns-repeated="1012"/>
        </table:table-row>
        <table:table-row table:style-name="ro2" table:visibility="filter">
          <table:table-cell office:value-type="float" office:value="69">
            <text:p>69</text:p>
          </table:table-cell>
          <table:table-cell office:value-type="float" office:value="41476">
            <text:p>41476</text:p>
          </table:table-cell>
          <table:table-cell office:value-type="float" office:value="1250000">
            <text:p>1250000.0</text:p>
          </table:table-cell>
          <table:table-cell office:value-type="float" office:value="4.66666666666667">
            <text:p>4.7</text:p>
          </table:table-cell>
          <table:table-cell office:value-type="float" office:value="1">
            <text:p>1.0</text:p>
          </table:table-cell>
          <table:table-cell office:value-type="float" office:value="488905.711153846">
            <text:p>488905.7</text:p>
          </table:table-cell>
          <table:table-cell office:value-type="float" office:value="15.8974358974359">
            <text:p>15.9</text:p>
          </table:table-cell>
          <table:table-cell office:value-type="float" office:value="11.4615384615385">
            <text:p>11.5</text:p>
          </table:table-cell>
          <table:table-cell office:value-type="float" office:value="761094.288846154">
            <text:p>761094.3</text:p>
          </table:table-cell>
          <table:table-cell office:value-type="float" office:value="2.55673020683257">
            <text:p>2.6</text:p>
          </table:table-cell>
          <table:table-cell office:value-type="string">
            <text:p>Small Ancillary Remote Armor Repairer</text:p>
          </table:table-cell>
          <table:table-cell office:value-type="float" office:value="20">
            <text:p>20</text:p>
          </table:table-cell>
          <table:table-cell table:number-columns-repeated="1012"/>
        </table:table-row>
        <table:table-row table:style-name="ro2" table:visibility="filter">
          <table:table-cell office:value-type="float" office:value="70">
            <text:p>70</text:p>
          </table:table-cell>
          <table:table-cell office:value-type="float" office:value="43894">
            <text:p>43894</text:p>
          </table:table-cell>
          <table:table-cell office:value-type="float" office:value="928494.311428571">
            <text:p>928494.3</text:p>
          </table:table-cell>
          <table:table-cell office:value-type="float" office:value="14.0952380952381">
            <text:p>14.1</text:p>
          </table:table-cell>
          <table:table-cell office:value-type="float" office:value="1.85714285714286">
            <text:p>1.9</text:p>
          </table:table-cell>
          <table:table-cell office:value-type="float" office:value="202065.059583333">
            <text:p>202065.1</text:p>
          </table:table-cell>
          <table:table-cell office:value-type="float" office:value="16.5833333333333">
            <text:p>16.6</text:p>
          </table:table-cell>
          <table:table-cell office:value-type="float" office:value="40.7083333333333">
            <text:p>40.7</text:p>
          </table:table-cell>
          <table:table-cell office:value-type="float" office:value="726429.251845238">
            <text:p>726429.3</text:p>
          </table:table-cell>
          <table:table-cell office:value-type="float" office:value="4.59502653919072">
            <text:p>4.6</text:p>
          </table:table-cell>
          <table:table-cell office:value-type="string">
            <text:p>Small Command Processor I</text:p>
          </table:table-cell>
          <table:table-cell office:value-type="float" office:value="200">
            <text:p>200</text:p>
          </table:table-cell>
          <table:table-cell table:number-columns-repeated="1012"/>
        </table:table-row>
        <table:table-row table:style-name="ro2" table:visibility="filter">
          <table:table-cell office:value-type="float" office:value="24">
            <text:p>24</text:p>
          </table:table-cell>
          <table:table-cell office:value-type="float" office:value="13279">
            <text:p>13279</text:p>
          </table:table-cell>
          <table:table-cell office:value-type="string">
            <text:p>1e+06</text:p>
          </table:table-cell>
          <table:table-cell office:value-type="float" office:value="15.4166666666667">
            <text:p>15.4</text:p>
          </table:table-cell>
          <table:table-cell office:value-type="float" office:value="1">
            <text:p>1.0</text:p>
          </table:table-cell>
          <table:table-cell office:value-type="float" office:value="302233.5725">
            <text:p>302233.6</text:p>
          </table:table-cell>
          <table:table-cell office:value-type="float" office:value="11.1666666666667">
            <text:p>11.2</text:p>
          </table:table-cell>
          <table:table-cell office:value-type="float" office:value="75.5">
            <text:p>75.5</text:p>
          </table:table-cell>
          <table:table-cell office:value-type="float" office:value="697766.4275">
            <text:p>697766.4</text:p>
          </table:table-cell>
          <table:table-cell office:value-type="float" office:value="3.30869926768311">
            <text:p>3.3</text:p>
          </table:table-cell>
          <table:table-cell office:value-type="string">
            <text:p>Remote Sensing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625">
            <text:p>7625</text:p>
          </table:table-cell>
          <table:table-cell office:value-type="float" office:value="899999.98">
            <text:p>900000.0</text:p>
          </table:table-cell>
          <table:table-cell office:value-type="float" office:value="29.6666666666667">
            <text:p>29.7</text:p>
          </table:table-cell>
          <table:table-cell office:value-type="float" office:value="9">
            <text:p>9.0</text:p>
          </table:table-cell>
          <table:table-cell office:value-type="float" office:value="211127.044736842">
            <text:p>211127.0</text:p>
          </table:table-cell>
          <table:table-cell office:value-type="float" office:value="16.4561403508772">
            <text:p>16.5</text:p>
          </table:table-cell>
          <table:table-cell office:value-type="float" office:value="56.3157894736842">
            <text:p>56.3</text:p>
          </table:table-cell>
          <table:table-cell office:value-type="float" office:value="688872.935263158">
            <text:p>688872.9</text:p>
          </table:table-cell>
          <table:table-cell office:value-type="float" office:value="4.262836062153">
            <text:p>4.3</text:p>
          </table:table-cell>
          <table:table-cell office:value-type="string">
            <text:p>Anode Electron Particle Cannon I</text:p>
          </table:table-cell>
          <table:table-cell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743">
            <text:p>7743</text:p>
          </table:table-cell>
          <table:table-cell office:value-type="float" office:value="866665.983333333">
            <text:p>866666.0</text:p>
          </table:table-cell>
          <table:table-cell office:value-type="float" office:value="19">
            <text:p>19.0</text:p>
          </table:table-cell>
          <table:table-cell office:value-type="float" office:value="7.66666666666667">
            <text:p>7.7</text:p>
          </table:table-cell>
          <table:table-cell office:value-type="float" office:value="182186.453333333">
            <text:p>182186.5</text:p>
          </table:table-cell>
          <table:table-cell office:value-type="float" office:value="12.6666666666667">
            <text:p>12.7</text:p>
          </table:table-cell>
          <table:table-cell office:value-type="float" office:value="69">
            <text:p>69.0</text:p>
          </table:table-cell>
          <table:table-cell office:value-type="float" office:value="684479.53">
            <text:p>684479.5</text:p>
          </table:table-cell>
          <table:table-cell office:value-type="float" office:value="4.75702758068218">
            <text:p>4.8</text:p>
          </table:table-cell>
          <table:table-cell office:value-type="string">
            <text:p>Modal Mega Electron Particle Accelerator I</text:p>
          </table:table-cell>
          <table:table-cell office:value-type="float" office:value="2000">
            <text:p>2000</text:p>
          </table:table-cell>
          <table:table-cell table:number-columns-repeated="1012"/>
        </table:table-row>
        <table:table-row table:style-name="ro2" table:visibility="filter">
          <table:table-cell office:value-type="float" office:value="4">
            <text:p>4</text:p>
          </table:table-cell>
          <table:table-cell office:value-type="float" office:value="3306">
            <text:p>3306</text:p>
          </table:table-cell>
          <table:table-cell office:value-type="float" office:value="778500">
            <text:p>778500.0</text:p>
          </table:table-cell>
          <table:table-cell office:value-type="float" office:value="21.4166666666667">
            <text:p>21.4</text:p>
          </table:table-cell>
          <table:table-cell office:value-type="float" office:value="1">
            <text:p>1.0</text:p>
          </table:table-cell>
          <table:table-cell office:value-type="float" office:value="111115.788333333">
            <text:p>111115.8</text:p>
          </table:table-cell>
          <table:table-cell office:value-type="float" office:value="13">
            <text:p>13.0</text:p>
          </table:table-cell>
          <table:table-cell office:value-type="float" office:value="71.3333333333333">
            <text:p>71.3</text:p>
          </table:table-cell>
          <table:table-cell office:value-type="float" office:value="667384.211666667">
            <text:p>667384.2</text:p>
          </table:table-cell>
          <table:table-cell office:value-type="float" office:value="7.00620507379742">
            <text:p>7.0</text:p>
          </table:table-cell>
          <table:table-cell office:value-type="string">
            <text:p>Medium Energy Turret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815">
            <text:p>8815</text:p>
          </table:table-cell>
          <table:table-cell office:value-type="float" office:value="562318.8325">
            <text:p>562318.8</text:p>
          </table:table-cell>
          <table:table-cell office:value-type="float" office:value="10.9166666666667">
            <text:p>10.9</text:p>
          </table:table-cell>
          <table:table-cell office:value-type="float" office:value="5.25">
            <text:p>5.3</text:p>
          </table:table-cell>
          <table:table-cell office:value-type="float" office:value="153267.835">
            <text:p>153267.8</text:p>
          </table:table-cell>
          <table:table-cell office:value-type="float" office:value="19.6666666666667">
            <text:p>19.7</text:p>
          </table:table-cell>
          <table:table-cell office:value-type="float" office:value="77">
            <text:p>77.0</text:p>
          </table:table-cell>
          <table:table-cell office:value-type="float" office:value="409050.9975">
            <text:p>409051.0</text:p>
          </table:table-cell>
          <table:table-cell office:value-type="float" office:value="3.668863936781">
            <text:p>3.7</text:p>
          </table:table-cell>
          <table:table-cell office:value-type="string">
            <text:p>150mm Light 'Scout' Autocannon I</text:p>
          </table:table-cell>
          <table:table-cell office:value-type="float" office:value="500">
            <text:p>500</text:p>
          </table:table-cell>
          <table:table-cell table:number-columns-repeated="1012"/>
        </table:table-row>
        <table:table-row table:style-name="ro2" table:visibility="filter">
          <table:table-cell office:value-type="float" office:value="3">
            <text:p>3</text:p>
          </table:table-cell>
          <table:table-cell office:value-type="float" office:value="3305">
            <text:p>3305</text:p>
          </table:table-cell>
          <table:table-cell office:value-type="float" office:value="535416.6675">
            <text:p>535416.7</text:p>
          </table:table-cell>
          <table:table-cell office:value-type="float" office:value="18.5833333333333">
            <text:p>18.6</text:p>
          </table:table-cell>
          <table:table-cell office:value-type="float" office:value="1.66666666666667">
            <text:p>1.7</text:p>
          </table:table-cell>
          <table:table-cell office:value-type="float" office:value="167602.32">
            <text:p>167602.3</text:p>
          </table:table-cell>
          <table:table-cell office:value-type="float" office:value="1.66666666666667">
            <text:p>1.7</text:p>
          </table:table-cell>
          <table:table-cell office:value-type="float" office:value="80">
            <text:p>80.0</text:p>
          </table:table-cell>
          <table:table-cell office:value-type="float" office:value="367814.3475">
            <text:p>367814.3</text:p>
          </table:table-cell>
          <table:table-cell office:value-type="float" office:value="3.19456596722527">
            <text:p>3.2</text:p>
          </table:table-cell>
          <table:table-cell office:value-type="string">
            <text:p>Medium Projectile Turret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1">
            <text:p>1</text:p>
          </table:table-cell>
          <table:table-cell office:value-type="float" office:value="1198">
            <text:p>1198</text:p>
          </table:table-cell>
          <table:table-cell office:value-type="string">
            <text:p>5e+05</text:p>
          </table:table-cell>
          <table:table-cell office:value-type="float" office:value="20.6666666666667">
            <text:p>20.7</text:p>
          </table:table-cell>
          <table:table-cell office:value-type="float" office:value="1.5">
            <text:p>1.5</text:p>
          </table:table-cell>
          <table:table-cell office:value-type="float" office:value="140337.566666667">
            <text:p>140337.6</text:p>
          </table:table-cell>
          <table:table-cell office:value-type="float" office:value="17.375">
            <text:p>17.4</text:p>
          </table:table-cell>
          <table:table-cell office:value-type="float" office:value="16.8333333333333">
            <text:p>16.8</text:p>
          </table:table-cell>
          <table:table-cell office:value-type="float" office:value="359662.433333333">
            <text:p>359662.4</text:p>
          </table:table-cell>
          <table:table-cell office:value-type="float" office:value="3.56283789063845">
            <text:p>3.6</text:p>
          </table:table-cell>
          <table:table-cell office:value-type="string">
            <text:p>EM Plating II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 table:visibility="filter">
          <table:table-cell office:value-type="float" office:value="12">
            <text:p>12</text:p>
          </table:table-cell>
          <table:table-cell office:value-type="float" office:value="3446">
            <text:p>3446</text:p>
          </table:table-cell>
          <table:table-cell office:value-type="float" office:value="499999.99">
            <text:p>500000.0</text:p>
          </table:table-cell>
          <table:table-cell office:value-type="float" office:value="13.6666666666667">
            <text:p>13.7</text:p>
          </table:table-cell>
          <table:table-cell office:value-type="float" office:value="1">
            <text:p>1.0</text:p>
          </table:table-cell>
          <table:table-cell office:value-type="float" office:value="148911.75">
            <text:p>148911.8</text:p>
          </table:table-cell>
          <table:table-cell office:value-type="float" office:value="6">
            <text:p>6.0</text:p>
          </table:table-cell>
          <table:table-cell office:value-type="float" office:value="71.3333333333333">
            <text:p>71.3</text:p>
          </table:table-cell>
          <table:table-cell office:value-type="float" office:value="351088.24">
            <text:p>351088.2</text:p>
          </table:table-cell>
          <table:table-cell office:value-type="float" office:value="3.35769333178879">
            <text:p>3.4</text:p>
          </table:table-cell>
          <table:table-cell office:value-type="string">
            <text:p>Broker Relations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36">
            <text:p>36</text:p>
          </table:table-cell>
          <table:table-cell office:value-type="float" office:value="20494">
            <text:p>20494</text:p>
          </table:table-cell>
          <table:table-cell office:value-type="float" office:value="475000">
            <text:p>475000.0</text:p>
          </table:table-cell>
          <table:table-cell office:value-type="float" office:value="14.6666666666667">
            <text:p>14.7</text:p>
          </table:table-cell>
          <table:table-cell office:value-type="float" office:value="1">
            <text:p>1.0</text:p>
          </table:table-cell>
          <table:table-cell office:value-type="float" office:value="141697.496666667">
            <text:p>141697.5</text:p>
          </table:table-cell>
          <table:table-cell office:value-type="float" office:value="16.952380952381">
            <text:p>17.0</text:p>
          </table:table-cell>
          <table:table-cell office:value-type="float" office:value="39.6190476190476">
            <text:p>39.6</text:p>
          </table:table-cell>
          <table:table-cell office:value-type="float" office:value="333302.503333333">
            <text:p>333302.5</text:p>
          </table:table-cell>
          <table:table-cell office:value-type="float" office:value="3.3522116563386">
            <text:p>3.4</text:p>
          </table:table-cell>
          <table:table-cell office:value-type="string">
            <text:p>Armored Command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53">
            <text:p>53</text:p>
          </table:table-cell>
          <table:table-cell office:value-type="float" office:value="31454">
            <text:p>31454</text:p>
          </table:table-cell>
          <table:table-cell office:value-type="float" office:value="478887.923333333">
            <text:p>478887.9</text:p>
          </table:table-cell>
          <table:table-cell office:value-type="float" office:value="17">
            <text:p>17.0</text:p>
          </table:table-cell>
          <table:table-cell office:value-type="float" office:value="2.27777777777778">
            <text:p>2.3</text:p>
          </table:table-cell>
          <table:table-cell office:value-type="float" office:value="152358.461666667">
            <text:p>152358.5</text:p>
          </table:table-cell>
          <table:table-cell office:value-type="float" office:value="14.6666666666667">
            <text:p>14.7</text:p>
          </table:table-cell>
          <table:table-cell office:value-type="float" office:value="61.5">
            <text:p>61.5</text:p>
          </table:table-cell>
          <table:table-cell office:value-type="float" office:value="326529.461666667">
            <text:p>326529.5</text:p>
          </table:table-cell>
          <table:table-cell office:value-type="float" office:value="3.14316591343023">
            <text:p>3.1</text:p>
          </table:table-cell>
          <table:table-cell office:value-type="string">
            <text:p>Small Energy Collision Accelerator I</text:p>
          </table:table-cell>
          <table:table-cell office:value-type="float" office:value="200">
            <text:p>200</text:p>
          </table:table-cell>
          <table:table-cell table:number-columns-repeated="1012"/>
        </table:table-row>
        <table:table-row table:style-name="ro2" table:visibility="filter">
          <table:table-cell office:value-type="float" office:value="46">
            <text:p>46</text:p>
          </table:table-cell>
          <table:table-cell office:value-type="float" office:value="26260">
            <text:p>26260</text:p>
          </table:table-cell>
          <table:table-cell office:value-type="float" office:value="375000">
            <text:p>375000.0</text:p>
          </table:table-cell>
          <table:table-cell office:value-type="float" office:value="16.4166666666667">
            <text:p>16.4</text:p>
          </table:table-cell>
          <table:table-cell office:value-type="float" office:value="1.25">
            <text:p>1.3</text:p>
          </table:table-cell>
          <table:table-cell office:value-type="float" office:value="90148.67">
            <text:p>90148.7</text:p>
          </table:table-cell>
          <table:table-cell office:value-type="float" office:value="22.6666666666667">
            <text:p>22.7</text:p>
          </table:table-cell>
          <table:table-cell office:value-type="float" office:value="77">
            <text:p>77.0</text:p>
          </table:table-cell>
          <table:table-cell office:value-type="float" office:value="284851.33">
            <text:p>284851.3</text:p>
          </table:table-cell>
          <table:table-cell office:value-type="float" office:value="4.15979514728282">
            <text:p>4.2</text:p>
          </table:table-cell>
          <table:table-cell office:value-type="string">
            <text:p>Launcher Rigging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3433">
            <text:p>3433</text:p>
          </table:table-cell>
          <table:table-cell office:value-type="float" office:value="358827.272727273">
            <text:p>358827.3</text:p>
          </table:table-cell>
          <table:table-cell office:value-type="float" office:value="19.1212121212121">
            <text:p>19.1</text:p>
          </table:table-cell>
          <table:table-cell office:value-type="float" office:value="1.09090909090909">
            <text:p>1.1</text:p>
          </table:table-cell>
          <table:table-cell office:value-type="float" office:value="145048.31">
            <text:p>145048.3</text:p>
          </table:table-cell>
          <table:table-cell office:value-type="float" office:value="16.6666666666667">
            <text:p>16.7</text:p>
          </table:table-cell>
          <table:table-cell office:value-type="float" office:value="75">
            <text:p>75.0</text:p>
          </table:table-cell>
          <table:table-cell office:value-type="float" office:value="213778.962727273">
            <text:p>213779.0</text:p>
          </table:table-cell>
          <table:table-cell office:value-type="float" office:value="2.47384662894227">
            <text:p>2.5</text:p>
          </table:table-cell>
          <table:table-cell office:value-type="string">
            <text:p>Sensor Linking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8">
            <text:p>8</text:p>
          </table:table-cell>
          <table:table-cell office:value-type="float" office:value="3418">
            <text:p>3418</text:p>
          </table:table-cell>
          <table:table-cell office:value-type="float" office:value="370000.005">
            <text:p>370000.0</text:p>
          </table:table-cell>
          <table:table-cell office:value-type="float" office:value="15.4166666666667">
            <text:p>15.4</text:p>
          </table:table-cell>
          <table:table-cell office:value-type="float" office:value="1">
            <text:p>1.0</text:p>
          </table:table-cell>
          <table:table-cell office:value-type="float" office:value="166858.266538462">
            <text:p>166858.3</text:p>
          </table:table-cell>
          <table:table-cell office:value-type="float" office:value="15.8974358974359">
            <text:p>15.9</text:p>
          </table:table-cell>
          <table:table-cell office:value-type="float" office:value="33.3076923076923">
            <text:p>33.3</text:p>
          </table:table-cell>
          <table:table-cell office:value-type="float" office:value="203141.738461538">
            <text:p>203141.7</text:p>
          </table:table-cell>
          <table:table-cell office:value-type="float" office:value="2.21745085020833">
            <text:p>2.2</text:p>
          </table:table-cell>
          <table:table-cell office:value-type="string">
            <text:p>Capacitor Management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9">
            <text:p>9</text:p>
          </table:table-cell>
          <table:table-cell office:value-type="float" office:value="3429">
            <text:p>3429</text:p>
          </table:table-cell>
          <table:table-cell office:value-type="float" office:value="267899.485">
            <text:p>267899.5</text:p>
          </table:table-cell>
          <table:table-cell office:value-type="float" office:value="9.91666666666667">
            <text:p>9.9</text:p>
          </table:table-cell>
          <table:table-cell office:value-type="float" office:value="1">
            <text:p>1.0</text:p>
          </table:table-cell>
          <table:table-cell office:value-type="float" office:value="113311.378518519">
            <text:p>113311.4</text:p>
          </table:table-cell>
          <table:table-cell office:value-type="float" office:value="14.8148148148148">
            <text:p>14.8</text:p>
          </table:table-cell>
          <table:table-cell office:value-type="float" office:value="34.7407407407407">
            <text:p>34.7</text:p>
          </table:table-cell>
          <table:table-cell office:value-type="float" office:value="154588.106481481">
            <text:p>154588.1</text:p>
          </table:table-cell>
          <table:table-cell office:value-type="float" office:value="2.36427699056028">
            <text:p>2.4</text:p>
          </table:table-cell>
          <table:table-cell office:value-type="string">
            <text:p>Target Management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8785">
            <text:p>8785</text:p>
          </table:table-cell>
          <table:table-cell table:style-name="ce7" office:value-type="string">
            <text:p>5e+05</text:p>
          </table:table-cell>
          <table:table-cell table:style-name="ce7" office:value-type="float" office:value="9.46666666666667">
            <text:p>9.5</text:p>
          </table:table-cell>
          <table:table-cell table:style-name="ce7" office:value-type="float" office:value="5.4">
            <text:p>5.4</text:p>
          </table:table-cell>
          <table:table-cell table:style-name="ce7" office:value-type="float" office:value="347234.389130435">
            <text:p>347234.4</text:p>
          </table:table-cell>
          <table:table-cell table:style-name="ce7" office:value-type="float" office:value="15.7536231884058">
            <text:p>15.8</text:p>
          </table:table-cell>
          <table:table-cell table:style-name="ce7" office:value-type="float" office:value="35.7391304347826">
            <text:p>35.7</text:p>
          </table:table-cell>
          <table:table-cell table:style-name="ce7" office:value-type="float" office:value="152765.610869565">
            <text:p>152765.6</text:p>
          </table:table-cell>
          <table:table-cell table:style-name="ce7" office:value-type="float" office:value="1.4399495431663">
            <text:p>1.4</text:p>
          </table:table-cell>
          <table:table-cell table:style-name="ce3" office:value-type="string">
            <text:p>125mm Light Carbine Repeating Cannon I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1012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 office:value-type="float" office:value="31668">
            <text:p>31668</text:p>
          </table:table-cell>
          <table:table-cell table:style-name="ce6" office:value-type="float" office:value="295819.495384615">
            <text:p>295819.5</text:p>
          </table:table-cell>
          <table:table-cell table:style-name="ce6" office:value-type="float" office:value="15.9358974358974">
            <text:p>15.9</text:p>
          </table:table-cell>
          <table:table-cell table:style-name="ce6" office:value-type="float" office:value="4.26923076923077">
            <text:p>4.3</text:p>
          </table:table-cell>
          <table:table-cell table:style-name="ce6" office:value-type="float" office:value="165460.24">
            <text:p>165460.2</text:p>
          </table:table-cell>
          <table:table-cell table:style-name="ce6" office:value-type="float" office:value="2.66666666666667">
            <text:p>2.7</text:p>
          </table:table-cell>
          <table:table-cell table:style-name="ce6" office:value-type="float" office:value="78">
            <text:p>78.0</text:p>
          </table:table-cell>
          <table:table-cell table:style-name="ce6" office:value-type="float" office:value="130359.255384615">
            <text:p>130359.3</text:p>
          </table:table-cell>
          <table:table-cell table:style-name="ce6" office:value-type="float" office:value="1.78785849328283">
            <text:p>1.8</text:p>
          </table:table-cell>
          <table:table-cell table:style-name="ce2" office:value-type="string">
            <text:p>Small Projectile Burst Aerator I</text:p>
          </table:table-cell>
          <table:table-cell table:style-name="ce2" office:value-type="float" office:value="200">
            <text:p>200</text:p>
          </table:table-cell>
          <table:table-cell table:style-name="ce2" table:number-columns-repeated="1012"/>
        </table:table-row>
        <table:table-row table:style-name="ro2" table:visibility="filter">
          <table:table-cell office:value-type="float" office:value="44">
            <text:p>44</text:p>
          </table:table-cell>
          <table:table-cell office:value-type="float" office:value="26256">
            <text:p>26256</text:p>
          </table:table-cell>
          <table:table-cell office:value-type="string">
            <text:p>1e+05</text:p>
          </table:table-cell>
          <table:table-cell office:value-type="float" office:value="14.6666666666667">
            <text:p>14.7</text:p>
          </table:table-cell>
          <table:table-cell office:value-type="float" office:value="1">
            <text:p>1.0</text:p>
          </table:table-cell>
          <table:table-cell office:value-type="float" office:value="70835.31">
            <text:p>70835.3</text:p>
          </table:table-cell>
          <table:table-cell office:value-type="float" office:value="13.0666666666667">
            <text:p>13.1</text:p>
          </table:table-cell>
          <table:table-cell office:value-type="float" office:value="70.7">
            <text:p>70.7</text:p>
          </table:table-cell>
          <table:table-cell office:value-type="float" office:value="29164.69">
            <text:p>29164.7</text:p>
          </table:table-cell>
          <table:table-cell office:value-type="float" office:value="1.41172531044193">
            <text:p>1.4</text:p>
          </table:table-cell>
          <table:table-cell office:value-type="string">
            <text:p>Electronic Superiority Rigging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40">
            <text:p>40</text:p>
          </table:table-cell>
          <table:table-cell office:value-type="float" office:value="23119">
            <text:p>23119</text:p>
          </table:table-cell>
          <table:table-cell office:value-type="float" office:value="745000">
            <text:p>745000.0</text:p>
          </table:table-cell>
          <table:table-cell office:value-type="float" office:value="28.6666666666667">
            <text:p>28.7</text:p>
          </table:table-cell>
          <table:table-cell office:value-type="float" office:value="4">
            <text:p>4.0</text:p>
          </table:table-cell>
          <table:table-cell office:value-type="float" office:value="735994.453846154">
            <text:p>735994.5</text:p>
          </table:table-cell>
          <table:table-cell office:value-type="float" office:value="14.7435897435897">
            <text:p>14.7</text:p>
          </table:table-cell>
          <table:table-cell office:value-type="float" office:value="52.6153846153846">
            <text:p>52.6</text:p>
          </table:table-cell>
          <table:table-cell office:value-type="float" office:value="9005.5461538462">
            <text:p>9005.5</text:p>
          </table:table-cell>
          <table:table-cell office:value-type="float" office:value="1.01223588860865">
            <text:p>1.0</text:p>
          </table:table-cell>
          <table:table-cell office:value-type="string">
            <text:p>Imperial Navy Radio L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12192">
            <text:p>12192</text:p>
          </table:table-cell>
          <table:table-cell office:value-type="float" office:value="150000">
            <text:p>150000.0</text:p>
          </table:table-cell>
          <table:table-cell office:value-type="float" office:value="15.6666666666667">
            <text:p>15.7</text:p>
          </table:table-cell>
          <table:table-cell office:value-type="float" office:value="1.5">
            <text:p>1.5</text:p>
          </table:table-cell>
          <table:table-cell office:value-type="float" office:value="147172.464347826">
            <text:p>147172.5</text:p>
          </table:table-cell>
          <table:table-cell office:value-type="float" office:value="15.0144927536232">
            <text:p>15.0</text:p>
          </table:table-cell>
          <table:table-cell office:value-type="float" office:value="46.304347826087">
            <text:p>46.3</text:p>
          </table:table-cell>
          <table:table-cell office:value-type="float" office:value="2827.53565217392">
            <text:p>2827.5</text:p>
          </table:table-cell>
          <table:table-cell office:value-type="float" office:value="1.0192123959105">
            <text:p>1.0</text:p>
          </table:table-cell>
          <table:table-cell office:value-type="string">
            <text:p>Pyroxeres Processing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11">
            <text:p>11</text:p>
          </table:table-cell>
          <table:table-cell office:value-type="float" office:value="3444">
            <text:p>3444</text:p>
          </table:table-cell>
          <table:table-cell office:value-type="string">
            <text:p>1e+05</text:p>
          </table:table-cell>
          <table:table-cell office:value-type="float" office:value="20.1666666666667">
            <text:p>20.2</text:p>
          </table:table-cell>
          <table:table-cell office:value-type="float" office:value="1">
            <text:p>1.0</text:p>
          </table:table-cell>
          <table:table-cell office:value-type="float" office:value="111862.138571429">
            <text:p>111862.1</text:p>
          </table:table-cell>
          <table:table-cell office:value-type="float" office:value="16.8571428571429">
            <text:p>16.9</text:p>
          </table:table-cell>
          <table:table-cell office:value-type="float" office:value="53.4761904761905">
            <text:p>53.5</text:p>
          </table:table-cell>
          <table:table-cell office:value-type="float" office:value="-11862.1385714286">
            <text:p>-11862.1</text:p>
          </table:table-cell>
          <table:table-cell office:value-type="float" office:value="0.893957520185848">
            <text:p>0.9</text:p>
          </table:table-cell>
          <table:table-cell office:value-type="string">
            <text:p>Retail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78">
            <text:p>78</text:p>
          </table:table-cell>
          <table:table-cell office:value-type="float" office:value="45777">
            <text:p>45777</text:p>
          </table:table-cell>
          <table:table-cell office:value-type="float" office:value="1">
            <text:p>1.0</text:p>
          </table:table-cell>
          <table:table-cell office:value-type="float" office:value="26.6666666666667">
            <text:p>26.7</text:p>
          </table:table-cell>
          <table:table-cell office:value-type="float" office:value="1">
            <text:p>1.0</text:p>
          </table:table-cell>
          <table:table-cell office:value-type="float" office:value="34217.2131034483">
            <text:p>34217.2</text:p>
          </table:table-cell>
          <table:table-cell office:value-type="float" office:value="15.6666666666667">
            <text:p>15.7</text:p>
          </table:table-cell>
          <table:table-cell office:value-type="float" office:value="16.6206896551724">
            <text:p>16.6</text:p>
          </table:table-cell>
          <table:table-cell office:value-type="float" office:value="-34216.2131034483">
            <text:p>-34216.2</text:p>
          </table:table-cell>
          <table:table-cell office:value-type="string">
            <text:p>2.92250569026974e-05</text:p>
          </table:table-cell>
          <table:table-cell office:value-type="string">
            <text:p>Omen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80">
            <text:p>80</text:p>
          </table:table-cell>
          <table:table-cell office:value-type="float" office:value="45815">
            <text:p>45815</text:p>
          </table:table-cell>
          <table:table-cell office:value-type="float" office:value="1">
            <text:p>1.0</text:p>
          </table:table-cell>
          <table:table-cell office:value-type="float" office:value="26.6666666666667">
            <text:p>26.7</text:p>
          </table:table-cell>
          <table:table-cell office:value-type="float" office:value="1">
            <text:p>1.0</text:p>
          </table:table-cell>
          <table:table-cell office:value-type="float" office:value="52633.8278571429">
            <text:p>52633.8</text:p>
          </table:table-cell>
          <table:table-cell office:value-type="float" office:value="15.2380952380952">
            <text:p>15.2</text:p>
          </table:table-cell>
          <table:table-cell office:value-type="float" office:value="24.4285714285714">
            <text:p>24.4</text:p>
          </table:table-cell>
          <table:table-cell office:value-type="float" office:value="-52632.8278571429">
            <text:p>-52632.8</text:p>
          </table:table-cell>
          <table:table-cell office:value-type="string">
            <text:p>1.899918817826e-05</text:p>
          </table:table-cell>
          <table:table-cell office:value-type="string">
            <text:p>Heron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85">
            <text:p>85</text:p>
          </table:table-cell>
          <table:table-cell office:value-type="float" office:value="45836">
            <text:p>45836</text:p>
          </table:table-cell>
          <table:table-cell office:value-type="float" office:value="1">
            <text:p>1.0</text:p>
          </table:table-cell>
          <table:table-cell office:value-type="float" office:value="21.6666666666667">
            <text:p>21.7</text:p>
          </table:table-cell>
          <table:table-cell office:value-type="float" office:value="1">
            <text:p>1.0</text:p>
          </table:table-cell>
          <table:table-cell office:value-type="float" office:value="90876.0713793103">
            <text:p>90876.1</text:p>
          </table:table-cell>
          <table:table-cell office:value-type="float" office:value="15.6666666666667">
            <text:p>15.7</text:p>
          </table:table-cell>
          <table:table-cell office:value-type="float" office:value="18.0344827586207">
            <text:p>18.0</text:p>
          </table:table-cell>
          <table:table-cell office:value-type="float" office:value="-90875.0713793103">
            <text:p>-90875.1</text:p>
          </table:table-cell>
          <table:table-cell office:value-type="string">
            <text:p>1.10039968148058e-05</text:p>
          </table:table-cell>
          <table:table-cell office:value-type="string">
            <text:p>Osprey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71">
            <text:p>71</text:p>
          </table:table-cell>
          <table:table-cell office:value-type="float" office:value="44138">
            <text:p>44138</text:p>
          </table:table-cell>
          <table:table-cell office:value-type="float" office:value="50000">
            <text:p>50000.0</text:p>
          </table:table-cell>
          <table:table-cell office:value-type="float" office:value="21.6666666666667">
            <text:p>21.7</text:p>
          </table:table-cell>
          <table:table-cell office:value-type="float" office:value="1">
            <text:p>1.0</text:p>
          </table:table-cell>
          <table:table-cell office:value-type="float" office:value="144898.758148148">
            <text:p>144898.8</text:p>
          </table:table-cell>
          <table:table-cell office:value-type="float" office:value="15.3703703703704">
            <text:p>15.4</text:p>
          </table:table-cell>
          <table:table-cell office:value-type="float" office:value="19.8148148148148">
            <text:p>19.8</text:p>
          </table:table-cell>
          <table:table-cell office:value-type="float" office:value="-94898.7581481482">
            <text:p>-94898.8</text:p>
          </table:table-cell>
          <table:table-cell office:value-type="float" office:value="0.345068519834233">
            <text:p>0.3</text:p>
          </table:table-cell>
          <table:table-cell office:value-type="string">
            <text:p>Punisher Glacial Drift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99">
            <text:p>99</text:p>
          </table:table-cell>
          <table:table-cell office:value-type="float" office:value="45955">
            <text:p>45955</text:p>
          </table:table-cell>
          <table:table-cell office:value-type="float" office:value="1">
            <text:p>1.0</text:p>
          </table:table-cell>
          <table:table-cell office:value-type="float" office:value="21.6666666666667">
            <text:p>21.7</text:p>
          </table:table-cell>
          <table:table-cell office:value-type="float" office:value="1">
            <text:p>1.0</text:p>
          </table:table-cell>
          <table:table-cell office:value-type="float" office:value="128476.440689655">
            <text:p>128476.4</text:p>
          </table:table-cell>
          <table:table-cell office:value-type="float" office:value="15.6666666666667">
            <text:p>15.7</text:p>
          </table:table-cell>
          <table:table-cell office:value-type="float" office:value="19.1724137931034">
            <text:p>19.2</text:p>
          </table:table-cell>
          <table:table-cell office:value-type="float" office:value="-128475.440689655">
            <text:p>-128475.4</text:p>
          </table:table-cell>
          <table:table-cell office:value-type="string">
            <text:p>7.78352820666614e-06</text:p>
          </table:table-cell>
          <table:table-cell office:value-type="string">
            <text:p>Rupture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97">
            <text:p>97</text:p>
          </table:table-cell>
          <table:table-cell office:value-type="float" office:value="45942">
            <text:p>45942</text:p>
          </table:table-cell>
          <table:table-cell office:value-type="float" office:value="1">
            <text:p>1.0</text:p>
          </table:table-cell>
          <table:table-cell office:value-type="float" office:value="9.66666666666667">
            <text:p>9.7</text:p>
          </table:table-cell>
          <table:table-cell office:value-type="float" office:value="1">
            <text:p>1.0</text:p>
          </table:table-cell>
          <table:table-cell office:value-type="float" office:value="153119.123793103">
            <text:p>153119.1</text:p>
          </table:table-cell>
          <table:table-cell office:value-type="float" office:value="15.6666666666667">
            <text:p>15.7</text:p>
          </table:table-cell>
          <table:table-cell office:value-type="float" office:value="16.2413793103448">
            <text:p>16.2</text:p>
          </table:table-cell>
          <table:table-cell office:value-type="float" office:value="-153118.123793103">
            <text:p>-153118.1</text:p>
          </table:table-cell>
          <table:table-cell office:value-type="string">
            <text:p>6.53086286825422e-06</text:p>
          </table:table-cell>
          <table:table-cell office:value-type="string">
            <text:p>Hound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96">
            <text:p>96</text:p>
          </table:table-cell>
          <table:table-cell office:value-type="float" office:value="45925">
            <text:p>45925</text:p>
          </table:table-cell>
          <table:table-cell office:value-type="float" office:value="1">
            <text:p>1.0</text:p>
          </table:table-cell>
          <table:table-cell office:value-type="float" office:value="21.6666666666667">
            <text:p>21.7</text:p>
          </table:table-cell>
          <table:table-cell office:value-type="float" office:value="1">
            <text:p>1.0</text:p>
          </table:table-cell>
          <table:table-cell office:value-type="float" office:value="189115.725357143">
            <text:p>189115.7</text:p>
          </table:table-cell>
          <table:table-cell office:value-type="float" office:value="15.9166666666667">
            <text:p>15.9</text:p>
          </table:table-cell>
          <table:table-cell office:value-type="float" office:value="12.25">
            <text:p>12.3</text:p>
          </table:table-cell>
          <table:table-cell office:value-type="float" office:value="-189114.725357143">
            <text:p>-189114.7</text:p>
          </table:table-cell>
          <table:table-cell office:value-type="string">
            <text:p>5.28776757253534e-06</text:p>
          </table:table-cell>
          <table:table-cell office:value-type="string">
            <text:p>Miasmos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95">
            <text:p>95</text:p>
          </table:table-cell>
          <table:table-cell office:value-type="float" office:value="45923">
            <text:p>45923</text:p>
          </table:table-cell>
          <table:table-cell office:value-type="float" office:value="5000">
            <text:p>5000.0</text:p>
          </table:table-cell>
          <table:table-cell office:value-type="float" office:value="15.6666666666667">
            <text:p>15.7</text:p>
          </table:table-cell>
          <table:table-cell office:value-type="float" office:value="1">
            <text:p>1.0</text:p>
          </table:table-cell>
          <table:table-cell office:value-type="float" office:value="218023.335172414">
            <text:p>218023.3</text:p>
          </table:table-cell>
          <table:table-cell office:value-type="float" office:value="15.6666666666667">
            <text:p>15.7</text:p>
          </table:table-cell>
          <table:table-cell office:value-type="float" office:value="13.6551724137931">
            <text:p>13.7</text:p>
          </table:table-cell>
          <table:table-cell office:value-type="float" office:value="-213023.335172414">
            <text:p>-213023.3</text:p>
          </table:table-cell>
          <table:table-cell office:value-type="float" office:value="0.0229333249858139">
            <text:p>0.0</text:p>
          </table:table-cell>
          <table:table-cell office:value-type="string">
            <text:p>Iteron Mark V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89">
            <text:p>89</text:p>
          </table:table-cell>
          <table:table-cell office:value-type="float" office:value="45882">
            <text:p>45882</text:p>
          </table:table-cell>
          <table:table-cell office:value-type="float" office:value="10000">
            <text:p>10000.0</text:p>
          </table:table-cell>
          <table:table-cell office:value-type="float" office:value="18.6666666666667">
            <text:p>18.7</text:p>
          </table:table-cell>
          <table:table-cell office:value-type="float" office:value="1">
            <text:p>1.0</text:p>
          </table:table-cell>
          <table:table-cell office:value-type="float" office:value="545479.037931034">
            <text:p>545479.0</text:p>
          </table:table-cell>
          <table:table-cell office:value-type="float" office:value="15.6666666666667">
            <text:p>15.7</text:p>
          </table:table-cell>
          <table:table-cell office:value-type="float" office:value="15">
            <text:p>15.0</text:p>
          </table:table-cell>
          <table:table-cell office:value-type="float" office:value="-535479.037931034">
            <text:p>-535479.0</text:p>
          </table:table-cell>
          <table:table-cell office:value-type="float" office:value="0.0183325101509479">
            <text:p>0.0</text:p>
          </table:table-cell>
          <table:table-cell office:value-type="string">
            <text:p>Ares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float" office:value="83">
            <text:p>83</text:p>
          </table:table-cell>
          <table:table-cell office:value-type="float" office:value="45834">
            <text:p>45834</text:p>
          </table:table-cell>
          <table:table-cell office:value-type="float" office:value="1">
            <text:p>1.0</text:p>
          </table:table-cell>
          <table:table-cell office:value-type="float" office:value="21.6666666666667">
            <text:p>21.7</text:p>
          </table:table-cell>
          <table:table-cell office:value-type="float" office:value="1">
            <text:p>1.0</text:p>
          </table:table-cell>
          <table:table-cell office:value-type="float" office:value="677855.3825">
            <text:p>677855.4</text:p>
          </table:table-cell>
          <table:table-cell office:value-type="float" office:value="15.3809523809524">
            <text:p>15.4</text:p>
          </table:table-cell>
          <table:table-cell office:value-type="float" office:value="22.7857142857143">
            <text:p>22.8</text:p>
          </table:table-cell>
          <table:table-cell office:value-type="float" office:value="-677854.3825">
            <text:p>-677854.4</text:p>
          </table:table-cell>
          <table:table-cell office:value-type="string">
            <text:p>1.47524092279373e-06</text:p>
          </table:table-cell>
          <table:table-cell office:value-type="string">
            <text:p>Caracal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87">
            <text:p>87</text:p>
          </table:table-cell>
          <table:table-cell office:value-type="float" office:value="45854">
            <text:p>45854</text:p>
          </table:table-cell>
          <table:table-cell office:value-type="float" office:value="1">
            <text:p>1.0</text:p>
          </table:table-cell>
          <table:table-cell office:value-type="float" office:value="9.66666666666667">
            <text:p>9.7</text:p>
          </table:table-cell>
          <table:table-cell office:value-type="float" office:value="1">
            <text:p>1.0</text:p>
          </table:table-cell>
          <table:table-cell office:value-type="float" office:value="1258632.31">
            <text:p>1258632.3</text:p>
          </table:table-cell>
          <table:table-cell office:value-type="float" office:value="15.6666666666667">
            <text:p>15.7</text:p>
          </table:table-cell>
          <table:table-cell office:value-type="float" office:value="8.93103448275862">
            <text:p>8.9</text:p>
          </table:table-cell>
          <table:table-cell office:value-type="float" office:value="-1258631.31">
            <text:p>-1258631.3</text:p>
          </table:table-cell>
          <table:table-cell office:value-type="string">
            <text:p>7.94513212520343e-07</text:p>
          </table:table-cell>
          <table:table-cell office:value-type="string">
            <text:p>Scorpion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 table:visibility="filter">
          <table:table-cell office:value-type="float" office:value="56">
            <text:p>56</text:p>
          </table:table-cell>
          <table:table-cell office:value-type="float" office:value="31520">
            <text:p>31520</text:p>
          </table:table-cell>
          <table:table-cell office:value-type="float" office:value="2999999">
            <text:p>2999999.0</text:p>
          </table:table-cell>
          <table:table-cell office:value-type="float" office:value="14.6666666666667">
            <text:p>14.7</text:p>
          </table:table-cell>
          <table:table-cell office:value-type="float" office:value="1">
            <text:p>1.0</text:p>
          </table:table-cell>
          <table:table-cell office:value-type="float" office:value="4422282.30769231">
            <text:p>4422282.3</text:p>
          </table:table-cell>
          <table:table-cell office:value-type="float" office:value="19.0512820512821">
            <text:p>19.1</text:p>
          </table:table-cell>
          <table:table-cell office:value-type="float" office:value="1.76923076923077">
            <text:p>1.8</text:p>
          </table:table-cell>
          <table:table-cell office:value-type="float" office:value="-1422283.30769231">
            <text:p>-1422283.3</text:p>
          </table:table-cell>
          <table:table-cell office:value-type="float" office:value="0.678382516372072">
            <text:p>0.7</text:p>
          </table:table-cell>
          <table:table-cell office:value-type="string">
            <text:p>Small Hybrid Ambit Extension II</text:p>
          </table:table-cell>
          <table:table-cell office:value-type="float" office:value="200">
            <text:p>200</text:p>
          </table:table-cell>
          <table:table-cell table:number-columns-repeated="1012"/>
        </table:table-row>
        <table:table-row table:style-name="ro1" table:visibility="filter">
          <table:table-cell office:value-type="float" office:value="102">
            <text:p>102</text:p>
          </table:table-cell>
          <table:table-cell office:value-type="float" office:value="45977">
            <text:p>45977</text:p>
          </table:table-cell>
          <table:table-cell office:value-type="float" office:value="1">
            <text:p>1.0</text:p>
          </table:table-cell>
          <table:table-cell office:value-type="float" office:value="21.6666666666667">
            <text:p>21.7</text:p>
          </table:table-cell>
          <table:table-cell office:value-type="float" office:value="1">
            <text:p>1.0</text:p>
          </table:table-cell>
          <table:table-cell office:value-type="float" office:value="2373265.83357143">
            <text:p>2373265.8</text:p>
          </table:table-cell>
          <table:table-cell office:value-type="float" office:value="15.8095238095238">
            <text:p>15.8</text:p>
          </table:table-cell>
          <table:table-cell office:value-type="float" office:value="5.32142857142857">
            <text:p>5.3</text:p>
          </table:table-cell>
          <table:table-cell office:value-type="float" office:value="-2373264.83357143">
            <text:p>-2373264.8</text:p>
          </table:table-cell>
          <table:table-cell office:value-type="string">
            <text:p>4.21360298477454e-07</text:p>
          </table:table-cell>
          <table:table-cell office:value-type="string">
            <text:p>Vargur Exoplanets Hunter SKIN (Permanent)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float" office:value="19225">
            <text:p>19225</text:p>
          </table:table-cell>
          <table:table-cell table:style-name="ce8" office:value-type="string">
            <text:p>5e+05</text:p>
          </table:table-cell>
          <table:table-cell table:style-name="ce8" office:value-type="float" office:value="14.1666666666667">
            <text:p>14.2</text:p>
          </table:table-cell>
          <table:table-cell table:style-name="ce8" office:value-type="float" office:value="8">
            <text:p>8.0</text:p>
          </table:table-cell>
          <table:table-cell table:style-name="ce8" office:value-type="float" office:value="3089076.80185185">
            <text:p>3089076.8</text:p>
          </table:table-cell>
          <table:table-cell table:style-name="ce8" office:value-type="float" office:value="16.1481481481481">
            <text:p>16.1</text:p>
          </table:table-cell>
          <table:table-cell table:style-name="ce8" office:value-type="float" office:value="44.7407407407407">
            <text:p>44.7</text:p>
          </table:table-cell>
          <table:table-cell table:style-name="ce8" office:value-type="float" office:value="-2589076.80185185">
            <text:p>-2589076.8</text:p>
          </table:table-cell>
          <table:table-cell table:style-name="ce8" office:value-type="float" office:value="0.161860656782718">
            <text:p>0.2</text:p>
          </table:table-cell>
          <table:table-cell table:style-name="ce1" office:value-type="string">
            <text:p>Pithum A-Type Explosive Deflection Amplifi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Anode Electron Particle Cannon I</text:p>
          </table:table-cell>
          <table:table-cell office:value-type="float" office:value="1">
            <text:p>1.0</text:p>
          </table:table-cell>
          <table:table-cell table:number-columns-repeated="2" office:value-type="float" office:value="-0">
            <text:p>0.0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Anode Mega Neutron Particle Cannon I</text:p>
          </table:table-cell>
          <table:table-cell office:value-type="float" office:value="1">
            <text:p>1.0</text:p>
          </table:table-cell>
          <table:table-cell table:number-columns-repeated="2" office:value-type="float" office:value="-0">
            <text:p>0.0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150mm Light 'Scout' Autocannon I</text:p>
          </table:table-cell>
          <table:table-cell office:value-type="float" office:value="1">
            <text:p>1.0</text:p>
          </table:table-cell>
          <table:table-cell table:number-columns-repeated="2" office:value-type="float" office:value="599999.99">
            <text:p>600000.0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125mm Light Carbine Repeating Cannon I</text:p>
          </table:table-cell>
          <table:table-cell office:value-type="float" office:value="1">
            <text:p>1.0</text:p>
          </table:table-cell>
          <table:table-cell table:number-columns-repeated="2" office:value-type="float" office:value="499999.99">
            <text:p>500000.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Small Projectile Burst Aerator I</text:p>
          </table:table-cell>
          <table:table-cell office:value-type="float" office:value="1">
            <text:p>1.0</text:p>
          </table:table-cell>
          <table:table-cell table:number-columns-repeated="2" office:value-type="float" office:value="244998.7">
            <text:p>244998.7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Pithum A-Type Explosive Deflection Amplifier</text:p>
          </table:table-cell>
          <table:table-cell office:value-type="float" office:value="1">
            <text:p>1.0</text:p>
          </table:table-cell>
          <table:table-cell table:number-columns-repeated="2" office:value-type="float" office:value="-0">
            <text:p>0.0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Small Drone Speed Augmentor I</text:p>
          </table:table-cell>
          <table:table-cell office:value-type="float" office:value="1">
            <text:p>1.0</text:p>
          </table:table-cell>
          <table:table-cell table:number-columns-repeated="2" office:value-type="float" office:value="-0">
            <text:p>0.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Modal Mega Electron Particle Accelerator I</text:p>
          </table:table-cell>
          <table:table-cell office:value-type="float" office:value="1">
            <text:p>1.0</text:p>
          </table:table-cell>
          <table:table-cell table:number-columns-repeated="2" office:value-type="float" office:value="-0">
            <text:p>0.0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Total:</text:p>
          </table:table-cell>
          <table:table-cell table:number-columns-repeated="2"/>
          <table:table-cell office:value-type="float" office:value="2342998.68">
            <text:p>2342998.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Jita Buy</text:p>
          </table:table-cell>
          <table:table-cell office:value-type="string">
            <text:p>2018.01.28 17:29</text:p>
          </table:table-cell>
          <table:table-cell office:value-type="string">
            <text:p>Modal Mega Electron Particle Accelerator I</text:p>
          </table:table-cell>
          <table:table-cell office:value-type="string">
            <text:p>297,000 ISK</text:p>
          </table:table-cell>
          <table:table-cell office:value-type="float" office:value="10">
            <text:p>10.0</text:p>
          </table:table-cell>
          <table:table-cell office:value-type="string">
            <text:p>-2,970,000 ISK</text:p>
          </table:table-cell>
          <table:table-cell table:style-name="Default" office:value-type="string">
            <text:p>ISK</text:p>
          </table:table-cell>
          <table:table-cell/>
          <table:table-cell office:value-type="string">
            <text:p>Mathilda Top</text:p>
          </table:table-cell>
          <table:table-cell office:value-type="string">
            <text:p>Jita IV - Moon 4 - Caldari Navy Assembly Plan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2018.01.28 17:29</text:p>
          </table:table-cell>
          <table:table-cell office:value-type="string">
            <text:p>Small Drone Speed Augmentor I</text:p>
          </table:table-cell>
          <table:table-cell office:value-type="string">
            <text:p>448,189 ISK</text:p>
          </table:table-cell>
          <table:table-cell office:value-type="float" office:value="9">
            <text:p>9.0</text:p>
          </table:table-cell>
          <table:table-cell office:value-type="string">
            <text:p>-4,033,701 ISK</text:p>
          </table:table-cell>
          <table:table-cell table:style-name="Default" office:value-type="string">
            <text:p>ISK</text:p>
          </table:table-cell>
          <table:table-cell/>
          <table:table-cell office:value-type="string">
            <text:p>Mikka Talvanen</text:p>
          </table:table-cell>
          <table:table-cell office:value-type="string">
            <text:p>Jita IV - Moon 4 - Caldari Navy Assembly Plan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2018.01.28 17:29</text:p>
          </table:table-cell>
          <table:table-cell office:value-type="string">
            <text:p>Small Drone Speed Augmentor I</text:p>
          </table:table-cell>
          <table:table-cell office:value-type="string">
            <text:p>448,189 ISK</text:p>
          </table:table-cell>
          <table:table-cell office:value-type="float" office:value="11">
            <text:p>11.0</text:p>
          </table:table-cell>
          <table:table-cell office:value-type="string">
            <text:p>-4,930,079 ISK</text:p>
          </table:table-cell>
          <table:table-cell table:style-name="Default" office:value-type="string">
            <text:p>ISK</text:p>
          </table:table-cell>
          <table:table-cell/>
          <table:table-cell office:value-type="string">
            <text:p>Samual Laybor</text:p>
          </table:table-cell>
          <table:table-cell office:value-type="string">
            <text:p>Jita IV - Moon 4 - Caldari Navy Assembly Plan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2018.01.28 17:29</text:p>
          </table:table-cell>
          <table:table-cell office:value-type="string">
            <text:p>Small Projectile Burst Aerator I</text:p>
          </table:table-cell>
          <table:table-cell office:value-type="string">
            <text:p>168,510 ISK</text:p>
          </table:table-cell>
          <table:table-cell office:value-type="float" office:value="3">
            <text:p>3.0</text:p>
          </table:table-cell>
          <table:table-cell office:value-type="string">
            <text:p>-505,532 ISK</text:p>
          </table:table-cell>
          <table:table-cell table:style-name="Default" office:value-type="string">
            <text:p>ISK</text:p>
          </table:table-cell>
          <table:table-cell/>
          <table:table-cell office:value-type="string">
            <text:p>qq 64161848</text:p>
          </table:table-cell>
          <table:table-cell office:value-type="string">
            <text:p>Jita IV - Moon 4 - Caldari Navy Assembly Plan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2018.01.28 17:29</text:p>
          </table:table-cell>
          <table:table-cell office:value-type="string">
            <text:p>Small Projectile Burst Aerator I</text:p>
          </table:table-cell>
          <table:table-cell office:value-type="string">
            <text:p>168,510 ISK</text:p>
          </table:table-cell>
          <table:table-cell office:value-type="float" office:value="17">
            <text:p>17.0</text:p>
          </table:table-cell>
          <table:table-cell office:value-type="string">
            <text:p>-2,864,683 ISK</text:p>
          </table:table-cell>
          <table:table-cell table:style-name="Default" office:value-type="string">
            <text:p>ISK</text:p>
          </table:table-cell>
          <table:table-cell/>
          <table:table-cell office:value-type="string">
            <text:p>Ivy Askiras</text:p>
          </table:table-cell>
          <table:table-cell office:value-type="string">
            <text:p>Jita IV - Moon 4 - Caldari Navy Assembly Plan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2018.01.28 17:29</text:p>
          </table:table-cell>
          <table:table-cell office:value-type="string">
            <text:p>125mm Light Carbine Repeating Cannon I</text:p>
          </table:table-cell>
          <table:table-cell office:value-type="string">
            <text:p>549,999 ISK</text:p>
          </table:table-cell>
          <table:table-cell office:value-type="float" office:value="9">
            <text:p>9.0</text:p>
          </table:table-cell>
          <table:table-cell office:value-type="string">
            <text:p>-4,949,999 ISK</text:p>
          </table:table-cell>
          <table:table-cell table:style-name="Default" office:value-type="string">
            <text:p>ISK</text:p>
          </table:table-cell>
          <table:table-cell/>
          <table:table-cell office:value-type="string">
            <text:p>Lea Acogida</text:p>
          </table:table-cell>
          <table:table-cell office:value-type="string">
            <text:p>Jita IV - Moon 4 - Caldari Navy Assembly Plan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2018.01.28 17:29</text:p>
          </table:table-cell>
          <table:table-cell office:value-type="string">
            <text:p>125mm Light Carbine Repeating Cannon I</text:p>
          </table:table-cell>
          <table:table-cell office:value-type="string">
            <text:p>549,999 ISK</text:p>
          </table:table-cell>
          <table:table-cell office:value-type="float" office:value="1">
            <text:p>1.0</text:p>
          </table:table-cell>
          <table:table-cell office:value-type="string">
            <text:p>-549,999 ISK</text:p>
          </table:table-cell>
          <table:table-cell table:style-name="Default" office:value-type="string">
            <text:p>ISK</text:p>
          </table:table-cell>
          <table:table-cell/>
          <table:table-cell office:value-type="string">
            <text:p>MoHax J7</text:p>
          </table:table-cell>
          <table:table-cell office:value-type="string">
            <text:p>Jita IV - Moon 4 - Caldari Navy Assembly Plan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2018.01.28 17:29</text:p>
          </table:table-cell>
          <table:table-cell office:value-type="string">
            <text:p>150mm Light 'Scout' Autocannon I</text:p>
          </table:table-cell>
          <table:table-cell office:value-type="string">
            <text:p>199,999 ISK</text:p>
          </table:table-cell>
          <table:table-cell office:value-type="float" office:value="10">
            <text:p>10.0</text:p>
          </table:table-cell>
          <table:table-cell office:value-type="string">
            <text:p>-1,999,999 ISK</text:p>
          </table:table-cell>
          <table:table-cell table:style-name="Default" office:value-type="string">
            <text:p>ISK</text:p>
          </table:table-cell>
          <table:table-cell/>
          <table:table-cell office:value-type="string">
            <text:p>Tomtom Thomsen</text:p>
          </table:table-cell>
          <table:table-cell office:value-type="string">
            <text:p>Jita IV - Moon 4 - Caldari Navy Assembly Plan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2018.01.28 17:29</text:p>
          </table:table-cell>
          <table:table-cell office:value-type="string">
            <text:p>Anode Mega Neutron Particle Cannon I</text:p>
          </table:table-cell>
          <table:table-cell office:value-type="string">
            <text:p>359,900 ISK</text:p>
          </table:table-cell>
          <table:table-cell office:value-type="float" office:value="5">
            <text:p>5.0</text:p>
          </table:table-cell>
          <table:table-cell office:value-type="string">
            <text:p>-1,799,500 ISK</text:p>
          </table:table-cell>
          <table:table-cell table:style-name="Default" office:value-type="string">
            <text:p>ISK</text:p>
          </table:table-cell>
          <table:table-cell/>
          <table:table-cell office:value-type="string">
            <text:p>Bang Dang Ouch</text:p>
          </table:table-cell>
          <table:table-cell office:value-type="string">
            <text:p>Jita IV - Moon 4 - Caldari Navy Assembly Plan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2018.01.28 17:29</text:p>
          </table:table-cell>
          <table:table-cell office:value-type="string">
            <text:p>Anode Electron Particle Cannon I</text:p>
          </table:table-cell>
          <table:table-cell office:value-type="string">
            <text:p>263,999 ISK</text:p>
          </table:table-cell>
          <table:table-cell office:value-type="float" office:value="5">
            <text:p>5.0</text:p>
          </table:table-cell>
          <table:table-cell office:value-type="string">
            <text:p>-1,319,999 ISK</text:p>
          </table:table-cell>
          <table:table-cell table:style-name="Default" office:value-type="string">
            <text:p>ISK</text:p>
          </table:table-cell>
          <table:table-cell/>
          <table:table-cell office:value-type="string">
            <text:p>Maximus Thorium</text:p>
          </table:table-cell>
          <table:table-cell office:value-type="string">
            <text:p>Jita IV - Moon 4 - Caldari Navy Assembly Plant</text:p>
          </table:table-cell>
          <table:table-cell table:number-columns-repeated="1011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Sheet1.A1:Sheet1.L106" table:display-filter-buttons="true">
          <table:filter>
            <table:filter-condition table:field-number="4" table:value="10" table:operator="top values"/>
          </table:filter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1" number:min-integer-digits="1" number:grouping="true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1/28/2018</text:date>, <text:time>09:4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8T09:41:11.53</dc:date>
    <dc:creator>Walter Jacques</dc:creator>
    <meta:document-statistic meta:table-count="1" meta:cell-count="1386" meta:object-count="0"/>
    <meta:generator>OpenOffice/4.1.5$Win32 OpenOffice.org_project/415m1$Build-9789</meta:generator>
  </office:meta>
</office:document-meta>
</file>